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0.9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park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orig</text:p>
          </table:table-cell>
          <table:table-cell table:style-name="ce1" office:value-type="string" calcext:value-type="string">
            <text:p>orig_scaled</text:p>
          </table:table-cell>
          <table:table-cell table:style-name="ce1" office:value-type="string" calcext:value-type="string">
            <text:p>scaled</text:p>
          </table:table-cell>
          <table:table-cell table:style-name="ce1" office:value-type="string" calcext:value-type="string">
            <text:p>percen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amage/cost</text:p>
          </table:table-cell>
          <table:table-cell/>
          <table:table-cell table:style-name="ce1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J$1]+([.$A2]-1)*[.$J$2]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FLOOR([.$J$1]+([.$A2]-1)*[.$J$2]+POWER([.$A2]; [.$J$4])*[.$J$3])" office:value-type="float" office:value="30" calcext:value-type="float">
            <text:p>30</text:p>
          </table:table-cell>
          <table:table-cell table:formula="of:=[.$D2]/[.$C2]" office:value-type="float" office:value="0.75" calcext:value-type="float">
            <text:p>0.75</text:p>
          </table:table-cell>
          <table:table-cell table:formula="of:=[.$J$5]+([.$A2]-1)*[.$J$6]" office:value-type="float" office:value="10" calcext:value-type="float">
            <text:p>10</text:p>
          </table:table-cell>
          <table:table-cell table:formula="of:=[.$D2]/[.$F2]" office:value-type="float" office:value="3" calcext:value-type="float">
            <text:p>3.00</text:p>
          </table:table-cell>
          <table:table-cell/>
          <table:table-cell table:style-name="ce1" office:value-type="string" calcext:value-type="string">
            <text:p>perlevel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J$1]+([.$A3]-1)*[.$J$2]"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table:formula="of:=FLOOR([.$J$1]+([.$A3]-1)*[.$J$2]+POWER([.$A3]; [.$J$4])*[.$J$3])" office:value-type="float" office:value="55" calcext:value-type="float">
            <text:p>55</text:p>
          </table:table-cell>
          <table:table-cell table:formula="of:=[.$D3]/[.$C3]" office:value-type="float" office:value="0.753424657534247" calcext:value-type="float">
            <text:p>0.75</text:p>
          </table:table-cell>
          <table:table-cell table:formula="of:=[.$J$5]+([.$A3]-1)*[.$J$6]" office:value-type="float" office:value="14" calcext:value-type="float">
            <text:p>14</text:p>
          </table:table-cell>
          <table:table-cell table:formula="of:=[.$D3]/[.$F3]" office:value-type="float" office:value="3.92857142857143" calcext:value-type="float">
            <text:p>3.93</text:p>
          </table:table-cell>
          <table:table-cell/>
          <table:table-cell table:style-name="ce1" office:value-type="string" calcext:value-type="string">
            <text:p>scale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J$1]+([.$A4]-1)*[.$J$2]" office:value-type="float" office:value="80" calcext:value-type="float">
            <text:p>80</text:p>
          </table:table-cell>
          <table:table-cell office:value-type="float" office:value="106" calcext:value-type="float">
            <text:p>106</text:p>
          </table:table-cell>
          <table:table-cell table:formula="of:=FLOOR([.$J$1]+([.$A4]-1)*[.$J$2]+POWER([.$A4]; [.$J$4])*[.$J$3])" office:value-type="float" office:value="80" calcext:value-type="float">
            <text:p>80</text:p>
          </table:table-cell>
          <table:table-cell table:formula="of:=[.$D4]/[.$C4]" office:value-type="float" office:value="0.754716981132076" calcext:value-type="float">
            <text:p>0.75</text:p>
          </table:table-cell>
          <table:table-cell table:formula="of:=[.$J$5]+([.$A4]-1)*[.$J$6]" office:value-type="float" office:value="18" calcext:value-type="float">
            <text:p>18</text:p>
          </table:table-cell>
          <table:table-cell table:formula="of:=[.$D4]/[.$F4]" office:value-type="float" office:value="4.44444444444444" calcext:value-type="float">
            <text:p>4.44</text:p>
          </table:table-cell>
          <table:table-cell/>
          <table:table-cell table:style-name="ce1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J$1]+([.$A5]-1)*[.$J$2]" office:value-type="float" office:value="105" calcext:value-type="float">
            <text:p>105</text:p>
          </table:table-cell>
          <table:table-cell office:value-type="float" office:value="142" calcext:value-type="float">
            <text:p>142</text:p>
          </table:table-cell>
          <table:table-cell table:formula="of:=FLOOR([.$J$1]+([.$A5]-1)*[.$J$2]+POWER([.$A5]; [.$J$4])*[.$J$3])" office:value-type="float" office:value="106" calcext:value-type="float">
            <text:p>106</text:p>
          </table:table-cell>
          <table:table-cell table:formula="of:=[.$D5]/[.$C5]" office:value-type="float" office:value="0.746478873239437" calcext:value-type="float">
            <text:p>0.75</text:p>
          </table:table-cell>
          <table:table-cell table:formula="of:=[.$J$5]+([.$A5]-1)*[.$J$6]" office:value-type="float" office:value="22" calcext:value-type="float">
            <text:p>22</text:p>
          </table:table-cell>
          <table:table-cell table:formula="of:=[.$D5]/[.$F5]" office:value-type="float" office:value="4.81818181818182" calcext:value-type="float">
            <text:p>4.82</text:p>
          </table:table-cell>
          <table:table-cell/>
          <table:table-cell table:style-name="ce1" office:value-type="string" calcext:value-type="string">
            <text:p>mana bas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J$1]+([.$A6]-1)*[.$J$2]" office:value-type="float" office:value="130" calcext:value-type="float">
            <text:p>130</text:p>
          </table:table-cell>
          <table:table-cell office:value-type="float" office:value="178" calcext:value-type="float">
            <text:p>178</text:p>
          </table:table-cell>
          <table:table-cell table:formula="of:=FLOOR([.$J$1]+([.$A6]-1)*[.$J$2]+POWER([.$A6]; [.$J$4])*[.$J$3])" office:value-type="float" office:value="133" calcext:value-type="float">
            <text:p>133</text:p>
          </table:table-cell>
          <table:table-cell table:formula="of:=[.$D6]/[.$C6]" office:value-type="float" office:value="0.747191011235955" calcext:value-type="float">
            <text:p>0.75</text:p>
          </table:table-cell>
          <table:table-cell table:formula="of:=[.$J$5]+([.$A6]-1)*[.$J$6]" office:value-type="float" office:value="26" calcext:value-type="float">
            <text:p>26</text:p>
          </table:table-cell>
          <table:table-cell table:formula="of:=[.$D6]/[.$F6]" office:value-type="float" office:value="5.11538461538462" calcext:value-type="float">
            <text:p>5.12</text:p>
          </table:table-cell>
          <table:table-cell/>
          <table:table-cell table:style-name="ce1" office:value-type="string" calcext:value-type="string">
            <text:p>mana incre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J$1]+([.$A7]-1)*[.$J$2]" office:value-type="float" office:value="155" calcext:value-type="float">
            <text:p>155</text:p>
          </table:table-cell>
          <table:table-cell office:value-type="float" office:value="217" calcext:value-type="float">
            <text:p>217</text:p>
          </table:table-cell>
          <table:table-cell table:formula="of:=FLOOR([.$J$1]+([.$A7]-1)*[.$J$2]+POWER([.$A7]; [.$J$4])*[.$J$3])" office:value-type="float" office:value="160" calcext:value-type="float">
            <text:p>160</text:p>
          </table:table-cell>
          <table:table-cell table:formula="of:=[.$D7]/[.$C7]" office:value-type="float" office:value="0.737327188940092" calcext:value-type="float">
            <text:p>0.74</text:p>
          </table:table-cell>
          <table:table-cell table:formula="of:=[.$J$5]+([.$A7]-1)*[.$J$6]" office:value-type="float" office:value="30" calcext:value-type="float">
            <text:p>30</text:p>
          </table:table-cell>
          <table:table-cell table:formula="of:=[.$D7]/[.$F7]" office:value-type="float" office:value="5.33333333333333" calcext:value-type="float">
            <text:p>5.3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J$1]+([.$A8]-1)*[.$J$2]" office:value-type="float" office:value="180" calcext:value-type="float">
            <text:p>180</text:p>
          </table:table-cell>
          <table:table-cell office:value-type="float" office:value="256" calcext:value-type="float">
            <text:p>256</text:p>
          </table:table-cell>
          <table:table-cell table:formula="of:=FLOOR([.$J$1]+([.$A8]-1)*[.$J$2]+POWER([.$A8]; [.$J$4])*[.$J$3])" office:value-type="float" office:value="188" calcext:value-type="float">
            <text:p>188</text:p>
          </table:table-cell>
          <table:table-cell table:formula="of:=[.$D8]/[.$C8]" office:value-type="float" office:value="0.734375" calcext:value-type="float">
            <text:p>0.73</text:p>
          </table:table-cell>
          <table:table-cell table:formula="of:=[.$J$5]+([.$A8]-1)*[.$J$6]" office:value-type="float" office:value="34" calcext:value-type="float">
            <text:p>34</text:p>
          </table:table-cell>
          <table:table-cell table:formula="of:=[.$D8]/[.$F8]" office:value-type="float" office:value="5.52941176470588" calcext:value-type="float">
            <text:p>5.53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J$1]+([.$A9]-1)*[.$J$2]" office:value-type="float" office:value="205" calcext:value-type="float">
            <text:p>205</text:p>
          </table:table-cell>
          <table:table-cell office:value-type="float" office:value="298" calcext:value-type="float">
            <text:p>298</text:p>
          </table:table-cell>
          <table:table-cell table:formula="of:=FLOOR([.$J$1]+([.$A9]-1)*[.$J$2]+POWER([.$A9]; [.$J$4])*[.$J$3])" office:value-type="float" office:value="217" calcext:value-type="float">
            <text:p>217</text:p>
          </table:table-cell>
          <table:table-cell table:formula="of:=[.$D9]/[.$C9]" office:value-type="float" office:value="0.728187919463087" calcext:value-type="float">
            <text:p>0.73</text:p>
          </table:table-cell>
          <table:table-cell table:formula="of:=[.$J$5]+([.$A9]-1)*[.$J$6]" office:value-type="float" office:value="38" calcext:value-type="float">
            <text:p>38</text:p>
          </table:table-cell>
          <table:table-cell table:formula="of:=[.$D9]/[.$F9]" office:value-type="float" office:value="5.71052631578947" calcext:value-type="float">
            <text:p>5.7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J$1]+([.$A10]-1)*[.$J$2]" office:value-type="float" office:value="230" calcext:value-type="float">
            <text:p>230</text:p>
          </table:table-cell>
          <table:table-cell office:value-type="float" office:value="340" calcext:value-type="float">
            <text:p>340</text:p>
          </table:table-cell>
          <table:table-cell table:formula="of:=FLOOR([.$J$1]+([.$A10]-1)*[.$J$2]+POWER([.$A10]; [.$J$4])*[.$J$3])" office:value-type="float" office:value="248" calcext:value-type="float">
            <text:p>248</text:p>
          </table:table-cell>
          <table:table-cell table:formula="of:=[.$D10]/[.$C10]" office:value-type="float" office:value="0.729411764705882" calcext:value-type="float">
            <text:p>0.73</text:p>
          </table:table-cell>
          <table:table-cell table:formula="of:=[.$J$5]+([.$A10]-1)*[.$J$6]" office:value-type="float" office:value="42" calcext:value-type="float">
            <text:p>42</text:p>
          </table:table-cell>
          <table:table-cell table:formula="of:=[.$D10]/[.$F10]" office:value-type="float" office:value="5.90476190476191" calcext:value-type="float">
            <text:p>5.9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J$1]+([.$A11]-1)*[.$J$2]" office:value-type="float" office:value="255" calcext:value-type="float">
            <text:p>255</text:p>
          </table:table-cell>
          <table:table-cell office:value-type="float" office:value="385" calcext:value-type="float">
            <text:p>385</text:p>
          </table:table-cell>
          <table:table-cell table:formula="of:=FLOOR([.$J$1]+([.$A11]-1)*[.$J$2]+POWER([.$A11]; [.$J$4])*[.$J$3])" office:value-type="float" office:value="280" calcext:value-type="float">
            <text:p>280</text:p>
          </table:table-cell>
          <table:table-cell table:formula="of:=[.$D11]/[.$C11]" office:value-type="float" office:value="0.727272727272727" calcext:value-type="float">
            <text:p>0.73</text:p>
          </table:table-cell>
          <table:table-cell table:formula="of:=[.$J$5]+([.$A11]-1)*[.$J$6]" office:value-type="float" office:value="46" calcext:value-type="float">
            <text:p>46</text:p>
          </table:table-cell>
          <table:table-cell table:formula="of:=[.$D11]/[.$F11]" office:value-type="float" office:value="6.08695652173913" calcext:value-type="float">
            <text:p>6.09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J$1]+([.$A12]-1)*[.$J$2]" office:value-type="float" office:value="280" calcext:value-type="float">
            <text:p>280</text:p>
          </table:table-cell>
          <table:table-cell office:value-type="float" office:value="430" calcext:value-type="float">
            <text:p>430</text:p>
          </table:table-cell>
          <table:table-cell table:formula="of:=FLOOR([.$J$1]+([.$A12]-1)*[.$J$2]+POWER([.$A12]; [.$J$4])*[.$J$3])" office:value-type="float" office:value="313" calcext:value-type="float">
            <text:p>313</text:p>
          </table:table-cell>
          <table:table-cell table:formula="of:=[.$D12]/[.$C12]" office:value-type="float" office:value="0.727906976744186" calcext:value-type="float">
            <text:p>0.73</text:p>
          </table:table-cell>
          <table:table-cell table:formula="of:=[.$J$5]+([.$A12]-1)*[.$J$6]" office:value-type="float" office:value="50" calcext:value-type="float">
            <text:p>50</text:p>
          </table:table-cell>
          <table:table-cell table:formula="of:=[.$D12]/[.$F12]" office:value-type="float" office:value="6.26" calcext:value-type="float">
            <text:p>6.2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J$1]+([.$A13]-1)*[.$J$2]" office:value-type="float" office:value="305" calcext:value-type="float">
            <text:p>305</text:p>
          </table:table-cell>
          <table:table-cell office:value-type="float" office:value="478" calcext:value-type="float">
            <text:p>478</text:p>
          </table:table-cell>
          <table:table-cell table:formula="of:=FLOOR([.$J$1]+([.$A13]-1)*[.$J$2]+POWER([.$A13]; [.$J$4])*[.$J$3])" office:value-type="float" office:value="348" calcext:value-type="float">
            <text:p>348</text:p>
          </table:table-cell>
          <table:table-cell table:formula="of:=[.$D13]/[.$C13]" office:value-type="float" office:value="0.728033472803347" calcext:value-type="float">
            <text:p>0.73</text:p>
          </table:table-cell>
          <table:table-cell table:formula="of:=[.$J$5]+([.$A13]-1)*[.$J$6]" office:value-type="float" office:value="54" calcext:value-type="float">
            <text:p>54</text:p>
          </table:table-cell>
          <table:table-cell table:formula="of:=[.$D13]/[.$F13]" office:value-type="float" office:value="6.44444444444444" calcext:value-type="float">
            <text:p>6.4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J$1]+([.$A14]-1)*[.$J$2]" office:value-type="float" office:value="330" calcext:value-type="float">
            <text:p>330</text:p>
          </table:table-cell>
          <table:table-cell office:value-type="float" office:value="526" calcext:value-type="float">
            <text:p>526</text:p>
          </table:table-cell>
          <table:table-cell table:formula="of:=FLOOR([.$J$1]+([.$A14]-1)*[.$J$2]+POWER([.$A14]; [.$J$4])*[.$J$3])" office:value-type="float" office:value="384" calcext:value-type="float">
            <text:p>384</text:p>
          </table:table-cell>
          <table:table-cell table:formula="of:=[.$D14]/[.$C14]" office:value-type="float" office:value="0.730038022813688" calcext:value-type="float">
            <text:p>0.73</text:p>
          </table:table-cell>
          <table:table-cell table:formula="of:=[.$J$5]+([.$A14]-1)*[.$J$6]" office:value-type="float" office:value="58" calcext:value-type="float">
            <text:p>58</text:p>
          </table:table-cell>
          <table:table-cell table:formula="of:=[.$D14]/[.$F14]" office:value-type="float" office:value="6.62068965517241" calcext:value-type="float">
            <text:p>6.6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J$1]+([.$A15]-1)*[.$J$2]" office:value-type="float" office:value="355" calcext:value-type="float">
            <text:p>355</text:p>
          </table:table-cell>
          <table:table-cell office:value-type="float" office:value="577" calcext:value-type="float">
            <text:p>577</text:p>
          </table:table-cell>
          <table:table-cell table:formula="of:=FLOOR([.$J$1]+([.$A15]-1)*[.$J$2]+POWER([.$A15]; [.$J$4])*[.$J$3])" office:value-type="float" office:value="423" calcext:value-type="float">
            <text:p>423</text:p>
          </table:table-cell>
          <table:table-cell table:formula="of:=[.$D15]/[.$C15]" office:value-type="float" office:value="0.733102253032929" calcext:value-type="float">
            <text:p>0.73</text:p>
          </table:table-cell>
          <table:table-cell table:formula="of:=[.$J$5]+([.$A15]-1)*[.$J$6]" office:value-type="float" office:value="62" calcext:value-type="float">
            <text:p>62</text:p>
          </table:table-cell>
          <table:table-cell table:formula="of:=[.$D15]/[.$F15]" office:value-type="float" office:value="6.82258064516129" calcext:value-type="float">
            <text:p>6.8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J$1]+([.$A16]-1)*[.$J$2]" office:value-type="float" office:value="380" calcext:value-type="float">
            <text:p>380</text:p>
          </table:table-cell>
          <table:table-cell office:value-type="float" office:value="628" calcext:value-type="float">
            <text:p>628</text:p>
          </table:table-cell>
          <table:table-cell table:formula="of:=FLOOR([.$J$1]+([.$A16]-1)*[.$J$2]+POWER([.$A16]; [.$J$4])*[.$J$3])" office:value-type="float" office:value="464" calcext:value-type="float">
            <text:p>464</text:p>
          </table:table-cell>
          <table:table-cell table:formula="of:=[.$D16]/[.$C16]" office:value-type="float" office:value="0.738853503184713" calcext:value-type="float">
            <text:p>0.74</text:p>
          </table:table-cell>
          <table:table-cell table:formula="of:=[.$J$5]+([.$A16]-1)*[.$J$6]" office:value-type="float" office:value="66" calcext:value-type="float">
            <text:p>66</text:p>
          </table:table-cell>
          <table:table-cell table:formula="of:=[.$D16]/[.$F16]" office:value-type="float" office:value="7.03030303030303" calcext:value-type="float">
            <text:p>7.0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J$1]+([.$A17]-1)*[.$J$2]" office:value-type="float" office:value="405" calcext:value-type="float">
            <text:p>405</text:p>
          </table:table-cell>
          <table:table-cell office:value-type="float" office:value="682" calcext:value-type="float">
            <text:p>682</text:p>
          </table:table-cell>
          <table:table-cell table:formula="of:=FLOOR([.$J$1]+([.$A17]-1)*[.$J$2]+POWER([.$A17]; [.$J$4])*[.$J$3])" office:value-type="float" office:value="507" calcext:value-type="float">
            <text:p>507</text:p>
          </table:table-cell>
          <table:table-cell table:formula="of:=[.$D17]/[.$C17]" office:value-type="float" office:value="0.743401759530792" calcext:value-type="float">
            <text:p>0.74</text:p>
          </table:table-cell>
          <table:table-cell table:formula="of:=[.$J$5]+([.$A17]-1)*[.$J$6]" office:value-type="float" office:value="70" calcext:value-type="float">
            <text:p>70</text:p>
          </table:table-cell>
          <table:table-cell table:formula="of:=[.$D17]/[.$F17]" office:value-type="float" office:value="7.24285714285714" calcext:value-type="float">
            <text:p>7.2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J$1]+([.$A18]-1)*[.$J$2]" office:value-type="float" office:value="430" calcext:value-type="float">
            <text:p>430</text:p>
          </table:table-cell>
          <table:table-cell office:value-type="float" office:value="736" calcext:value-type="float">
            <text:p>736</text:p>
          </table:table-cell>
          <table:table-cell table:formula="of:=FLOOR([.$J$1]+([.$A18]-1)*[.$J$2]+POWER([.$A18]; [.$J$4])*[.$J$3])" office:value-type="float" office:value="552" calcext:value-type="float">
            <text:p>552</text:p>
          </table:table-cell>
          <table:table-cell table:formula="of:=[.$D18]/[.$C18]" office:value-type="float" office:value="0.75" calcext:value-type="float">
            <text:p>0.75</text:p>
          </table:table-cell>
          <table:table-cell table:formula="of:=[.$J$5]+([.$A18]-1)*[.$J$6]" office:value-type="float" office:value="74" calcext:value-type="float">
            <text:p>74</text:p>
          </table:table-cell>
          <table:table-cell table:formula="of:=[.$D18]/[.$F18]" office:value-type="float" office:value="7.45945945945946" calcext:value-type="float">
            <text:p>7.46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J$1]+([.$A19]-1)*[.$J$2]" office:value-type="float" office:value="455" calcext:value-type="float">
            <text:p>455</text:p>
          </table:table-cell>
          <table:table-cell office:value-type="float" office:value="793" calcext:value-type="float">
            <text:p>793</text:p>
          </table:table-cell>
          <table:table-cell table:formula="of:=FLOOR([.$J$1]+([.$A19]-1)*[.$J$2]+POWER([.$A19]; [.$J$4])*[.$J$3])" office:value-type="float" office:value="600" calcext:value-type="float">
            <text:p>600</text:p>
          </table:table-cell>
          <table:table-cell table:formula="of:=[.$D19]/[.$C19]" office:value-type="float" office:value="0.756620428751576" calcext:value-type="float">
            <text:p>0.76</text:p>
          </table:table-cell>
          <table:table-cell table:formula="of:=[.$J$5]+([.$A19]-1)*[.$J$6]" office:value-type="float" office:value="78" calcext:value-type="float">
            <text:p>78</text:p>
          </table:table-cell>
          <table:table-cell table:formula="of:=[.$D19]/[.$F19]" office:value-type="float" office:value="7.69230769230769" calcext:value-type="float">
            <text:p>7.69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J$1]+([.$A20]-1)*[.$J$2]" office:value-type="float" office:value="480" calcext:value-type="float">
            <text:p>480</text:p>
          </table:table-cell>
          <table:table-cell office:value-type="float" office:value="850" calcext:value-type="float">
            <text:p>850</text:p>
          </table:table-cell>
          <table:table-cell table:formula="of:=FLOOR([.$J$1]+([.$A20]-1)*[.$J$2]+POWER([.$A20]; [.$J$4])*[.$J$3])" office:value-type="float" office:value="651" calcext:value-type="float">
            <text:p>651</text:p>
          </table:table-cell>
          <table:table-cell table:formula="of:=[.$D20]/[.$C20]" office:value-type="float" office:value="0.765882352941176" calcext:value-type="float">
            <text:p>0.77</text:p>
          </table:table-cell>
          <table:table-cell table:formula="of:=[.$J$5]+([.$A20]-1)*[.$J$6]" office:value-type="float" office:value="82" calcext:value-type="float">
            <text:p>82</text:p>
          </table:table-cell>
          <table:table-cell table:formula="of:=[.$D20]/[.$F20]" office:value-type="float" office:value="7.9390243902439" calcext:value-type="float">
            <text:p>7.9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J$1]+([.$A21]-1)*[.$J$2]" office:value-type="float" office:value="505" calcext:value-type="float">
            <text:p>505</text:p>
          </table:table-cell>
          <table:table-cell office:value-type="float" office:value="910" calcext:value-type="float">
            <text:p>910</text:p>
          </table:table-cell>
          <table:table-cell table:formula="of:=FLOOR([.$J$1]+([.$A21]-1)*[.$J$2]+POWER([.$A21]; [.$J$4])*[.$J$3])" office:value-type="float" office:value="705" calcext:value-type="float">
            <text:p>705</text:p>
          </table:table-cell>
          <table:table-cell table:formula="of:=[.$D21]/[.$C21]" office:value-type="float" office:value="0.774725274725275" calcext:value-type="float">
            <text:p>0.77</text:p>
          </table:table-cell>
          <table:table-cell table:formula="of:=[.$J$5]+([.$A21]-1)*[.$J$6]" office:value-type="float" office:value="86" calcext:value-type="float">
            <text:p>86</text:p>
          </table:table-cell>
          <table:table-cell table:formula="of:=[.$D21]/[.$F21]" office:value-type="float" office:value="8.19767441860465" calcext:value-type="float">
            <text:p>8.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J$1]+([.$A22]-1)*[.$J$2]" office:value-type="float" office:value="530" calcext:value-type="float">
            <text:p>530</text:p>
          </table:table-cell>
          <table:table-cell office:value-type="float" office:value="970" calcext:value-type="float">
            <text:p>970</text:p>
          </table:table-cell>
          <table:table-cell table:formula="of:=FLOOR([.$J$1]+([.$A22]-1)*[.$J$2]+POWER([.$A22]; [.$J$4])*[.$J$3])" office:value-type="float" office:value="761" calcext:value-type="float">
            <text:p>761</text:p>
          </table:table-cell>
          <table:table-cell table:formula="of:=[.$D22]/[.$C22]" office:value-type="float" office:value="0.784536082474227" calcext:value-type="float">
            <text:p>0.78</text:p>
          </table:table-cell>
          <table:table-cell table:formula="of:=[.$J$5]+([.$A22]-1)*[.$J$6]" office:value-type="float" office:value="90" calcext:value-type="float">
            <text:p>90</text:p>
          </table:table-cell>
          <table:table-cell table:formula="of:=[.$D22]/[.$F22]" office:value-type="float" office:value="8.45555555555556" calcext:value-type="float">
            <text:p>8.4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J$1]+([.$A23]-1)*[.$J$2]" office:value-type="float" office:value="555" calcext:value-type="float">
            <text:p>555</text:p>
          </table:table-cell>
          <table:table-cell office:value-type="float" office:value="1033" calcext:value-type="float">
            <text:p>1033</text:p>
          </table:table-cell>
          <table:table-cell table:formula="of:=FLOOR([.$J$1]+([.$A23]-1)*[.$J$2]+POWER([.$A23]; [.$J$4])*[.$J$3])" office:value-type="float" office:value="821" calcext:value-type="float">
            <text:p>821</text:p>
          </table:table-cell>
          <table:table-cell table:formula="of:=[.$D23]/[.$C23]" office:value-type="float" office:value="0.794772507260407" calcext:value-type="float">
            <text:p>0.79</text:p>
          </table:table-cell>
          <table:table-cell table:formula="of:=[.$J$5]+([.$A23]-1)*[.$J$6]" office:value-type="float" office:value="94" calcext:value-type="float">
            <text:p>94</text:p>
          </table:table-cell>
          <table:table-cell table:formula="of:=[.$D23]/[.$F23]" office:value-type="float" office:value="8.73404255319149" calcext:value-type="float">
            <text:p>8.7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J$1]+([.$A24]-1)*[.$J$2]" office:value-type="float" office:value="580" calcext:value-type="float">
            <text:p>580</text:p>
          </table:table-cell>
          <table:table-cell office:value-type="float" office:value="1096" calcext:value-type="float">
            <text:p>1096</text:p>
          </table:table-cell>
          <table:table-cell table:formula="of:=FLOOR([.$J$1]+([.$A24]-1)*[.$J$2]+POWER([.$A24]; [.$J$4])*[.$J$3])" office:value-type="float" office:value="884" calcext:value-type="float">
            <text:p>884</text:p>
          </table:table-cell>
          <table:table-cell table:formula="of:=[.$D24]/[.$C24]" office:value-type="float" office:value="0.806569343065693" calcext:value-type="float">
            <text:p>0.81</text:p>
          </table:table-cell>
          <table:table-cell table:formula="of:=[.$J$5]+([.$A24]-1)*[.$J$6]" office:value-type="float" office:value="98" calcext:value-type="float">
            <text:p>98</text:p>
          </table:table-cell>
          <table:table-cell table:formula="of:=[.$D24]/[.$F24]" office:value-type="float" office:value="9.02040816326531" calcext:value-type="float">
            <text:p>9.0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J$1]+([.$A25]-1)*[.$J$2]" office:value-type="float" office:value="605" calcext:value-type="float">
            <text:p>605</text:p>
          </table:table-cell>
          <table:table-cell office:value-type="float" office:value="1162" calcext:value-type="float">
            <text:p>1162</text:p>
          </table:table-cell>
          <table:table-cell table:formula="of:=FLOOR([.$J$1]+([.$A25]-1)*[.$J$2]+POWER([.$A25]; [.$J$4])*[.$J$3])" office:value-type="float" office:value="950" calcext:value-type="float">
            <text:p>950</text:p>
          </table:table-cell>
          <table:table-cell table:formula="of:=[.$D25]/[.$C25]" office:value-type="float" office:value="0.817555938037866" calcext:value-type="float">
            <text:p>0.82</text:p>
          </table:table-cell>
          <table:table-cell table:formula="of:=[.$J$5]+([.$A25]-1)*[.$J$6]" office:value-type="float" office:value="102" calcext:value-type="float">
            <text:p>102</text:p>
          </table:table-cell>
          <table:table-cell table:formula="of:=[.$D25]/[.$F25]" office:value-type="float" office:value="9.31372549019608" calcext:value-type="float">
            <text:p>9.31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J$1]+([.$A26]-1)*[.$J$2]" office:value-type="float" office:value="630" calcext:value-type="float">
            <text:p>630</text:p>
          </table:table-cell>
          <table:table-cell office:value-type="float" office:value="1228" calcext:value-type="float">
            <text:p>1228</text:p>
          </table:table-cell>
          <table:table-cell table:formula="of:=FLOOR([.$J$1]+([.$A26]-1)*[.$J$2]+POWER([.$A26]; [.$J$4])*[.$J$3])" office:value-type="float" office:value="1020" calcext:value-type="float">
            <text:p>1020</text:p>
          </table:table-cell>
          <table:table-cell table:formula="of:=[.$D26]/[.$C26]" office:value-type="float" office:value="0.830618892508143" calcext:value-type="float">
            <text:p>0.83</text:p>
          </table:table-cell>
          <table:table-cell table:formula="of:=[.$J$5]+([.$A26]-1)*[.$J$6]" office:value-type="float" office:value="106" calcext:value-type="float">
            <text:p>106</text:p>
          </table:table-cell>
          <table:table-cell table:formula="of:=[.$D26]/[.$F26]" office:value-type="float" office:value="9.62264150943396" calcext:value-type="float">
            <text:p>9.6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J$1]+([.$A27]-1)*[.$J$2]" office:value-type="float" office:value="655" calcext:value-type="float">
            <text:p>655</text:p>
          </table:table-cell>
          <table:table-cell office:value-type="float" office:value="1297" calcext:value-type="float">
            <text:p>1297</text:p>
          </table:table-cell>
          <table:table-cell table:formula="of:=FLOOR([.$J$1]+([.$A27]-1)*[.$J$2]+POWER([.$A27]; [.$J$4])*[.$J$3])" office:value-type="float" office:value="1094" calcext:value-type="float">
            <text:p>1094</text:p>
          </table:table-cell>
          <table:table-cell table:formula="of:=[.$D27]/[.$C27]" office:value-type="float" office:value="0.843484965304549" calcext:value-type="float">
            <text:p>0.84</text:p>
          </table:table-cell>
          <table:table-cell table:formula="of:=[.$J$5]+([.$A27]-1)*[.$J$6]" office:value-type="float" office:value="110" calcext:value-type="float">
            <text:p>110</text:p>
          </table:table-cell>
          <table:table-cell table:formula="of:=[.$D27]/[.$F27]" office:value-type="float" office:value="9.94545454545455" calcext:value-type="float">
            <text:p>9.9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J$1]+([.$A28]-1)*[.$J$2]" office:value-type="float" office:value="680" calcext:value-type="float">
            <text:p>680</text:p>
          </table:table-cell>
          <table:table-cell office:value-type="float" office:value="1366" calcext:value-type="float">
            <text:p>1366</text:p>
          </table:table-cell>
          <table:table-cell table:formula="of:=FLOOR([.$J$1]+([.$A28]-1)*[.$J$2]+POWER([.$A28]; [.$J$4])*[.$J$3])" office:value-type="float" office:value="1172" calcext:value-type="float">
            <text:p>1172</text:p>
          </table:table-cell>
          <table:table-cell table:formula="of:=[.$D28]/[.$C28]" office:value-type="float" office:value="0.857979502196193" calcext:value-type="float">
            <text:p>0.86</text:p>
          </table:table-cell>
          <table:table-cell table:formula="of:=[.$J$5]+([.$A28]-1)*[.$J$6]" office:value-type="float" office:value="114" calcext:value-type="float">
            <text:p>114</text:p>
          </table:table-cell>
          <table:table-cell table:formula="of:=[.$D28]/[.$F28]" office:value-type="float" office:value="10.280701754386" calcext:value-type="float">
            <text:p>10.2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J$1]+([.$A29]-1)*[.$J$2]" office:value-type="float" office:value="705" calcext:value-type="float">
            <text:p>705</text:p>
          </table:table-cell>
          <table:table-cell office:value-type="float" office:value="1438" calcext:value-type="float">
            <text:p>1438</text:p>
          </table:table-cell>
          <table:table-cell table:formula="of:=FLOOR([.$J$1]+([.$A29]-1)*[.$J$2]+POWER([.$A29]; [.$J$4])*[.$J$3])" office:value-type="float" office:value="1253" calcext:value-type="float">
            <text:p>1253</text:p>
          </table:table-cell>
          <table:table-cell table:formula="of:=[.$D29]/[.$C29]" office:value-type="float" office:value="0.87134909596662" calcext:value-type="float">
            <text:p>0.87</text:p>
          </table:table-cell>
          <table:table-cell table:formula="of:=[.$J$5]+([.$A29]-1)*[.$J$6]" office:value-type="float" office:value="118" calcext:value-type="float">
            <text:p>118</text:p>
          </table:table-cell>
          <table:table-cell table:formula="of:=[.$D29]/[.$F29]" office:value-type="float" office:value="10.6186440677966" calcext:value-type="float">
            <text:p>10.6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J$1]+([.$A30]-1)*[.$J$2]" office:value-type="float" office:value="730" calcext:value-type="float">
            <text:p>730</text:p>
          </table:table-cell>
          <table:table-cell office:value-type="float" office:value="1510" calcext:value-type="float">
            <text:p>1510</text:p>
          </table:table-cell>
          <table:table-cell table:formula="of:=FLOOR([.$J$1]+([.$A30]-1)*[.$J$2]+POWER([.$A30]; [.$J$4])*[.$J$3])" office:value-type="float" office:value="1339" calcext:value-type="float">
            <text:p>1339</text:p>
          </table:table-cell>
          <table:table-cell table:formula="of:=[.$D30]/[.$C30]" office:value-type="float" office:value="0.886754966887417" calcext:value-type="float">
            <text:p>0.89</text:p>
          </table:table-cell>
          <table:table-cell table:formula="of:=[.$J$5]+([.$A30]-1)*[.$J$6]" office:value-type="float" office:value="122" calcext:value-type="float">
            <text:p>122</text:p>
          </table:table-cell>
          <table:table-cell table:formula="of:=[.$D30]/[.$F30]" office:value-type="float" office:value="10.9754098360656" calcext:value-type="float">
            <text:p>10.9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J$1]+([.$A31]-1)*[.$J$2]" office:value-type="float" office:value="755" calcext:value-type="float">
            <text:p>755</text:p>
          </table:table-cell>
          <table:table-cell office:value-type="float" office:value="1585" calcext:value-type="float">
            <text:p>1585</text:p>
          </table:table-cell>
          <table:table-cell table:formula="of:=FLOOR([.$J$1]+([.$A31]-1)*[.$J$2]+POWER([.$A31]; [.$J$4])*[.$J$3])" office:value-type="float" office:value="1430" calcext:value-type="float">
            <text:p>1430</text:p>
          </table:table-cell>
          <table:table-cell table:formula="of:=[.$D31]/[.$C31]" office:value-type="float" office:value="0.902208201892745" calcext:value-type="float">
            <text:p>0.90</text:p>
          </table:table-cell>
          <table:table-cell table:formula="of:=[.$J$5]+([.$A31]-1)*[.$J$6]" office:value-type="float" office:value="126" calcext:value-type="float">
            <text:p>126</text:p>
          </table:table-cell>
          <table:table-cell table:formula="of:=[.$D31]/[.$F31]" office:value-type="float" office:value="11.3492063492063" calcext:value-type="float">
            <text:p>11.3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J$1]+([.$A32]-1)*[.$J$2]" office:value-type="float" office:value="780" calcext:value-type="float">
            <text:p>780</text:p>
          </table:table-cell>
          <table:table-cell office:value-type="float" office:value="1660" calcext:value-type="float">
            <text:p>1660</text:p>
          </table:table-cell>
          <table:table-cell table:formula="of:=FLOOR([.$J$1]+([.$A32]-1)*[.$J$2]+POWER([.$A32]; [.$J$4])*[.$J$3])" office:value-type="float" office:value="1524" calcext:value-type="float">
            <text:p>1524</text:p>
          </table:table-cell>
          <table:table-cell table:formula="of:=[.$D32]/[.$C32]" office:value-type="float" office:value="0.918072289156627" calcext:value-type="float">
            <text:p>0.92</text:p>
          </table:table-cell>
          <table:table-cell table:formula="of:=[.$J$5]+([.$A32]-1)*[.$J$6]" office:value-type="float" office:value="130" calcext:value-type="float">
            <text:p>130</text:p>
          </table:table-cell>
          <table:table-cell table:formula="of:=[.$D32]/[.$F32]" office:value-type="float" office:value="11.7230769230769" calcext:value-type="float">
            <text:p>11.7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J$1]+([.$A33]-1)*[.$J$2]" office:value-type="float" office:value="805" calcext:value-type="float">
            <text:p>805</text:p>
          </table:table-cell>
          <table:table-cell office:value-type="float" office:value="1738" calcext:value-type="float">
            <text:p>1738</text:p>
          </table:table-cell>
          <table:table-cell table:formula="of:=FLOOR([.$J$1]+([.$A33]-1)*[.$J$2]+POWER([.$A33]; [.$J$4])*[.$J$3])" office:value-type="float" office:value="1624" calcext:value-type="float">
            <text:p>1624</text:p>
          </table:table-cell>
          <table:table-cell table:formula="of:=[.$D33]/[.$C33]" office:value-type="float" office:value="0.934407364787112" calcext:value-type="float">
            <text:p>0.93</text:p>
          </table:table-cell>
          <table:table-cell table:formula="of:=[.$J$5]+([.$A33]-1)*[.$J$6]" office:value-type="float" office:value="134" calcext:value-type="float">
            <text:p>134</text:p>
          </table:table-cell>
          <table:table-cell table:formula="of:=[.$D33]/[.$F33]" office:value-type="float" office:value="12.1194029850746" calcext:value-type="float">
            <text:p>12.1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J$1]+([.$A34]-1)*[.$J$2]" office:value-type="float" office:value="830" calcext:value-type="float">
            <text:p>830</text:p>
          </table:table-cell>
          <table:table-cell office:value-type="float" office:value="1816" calcext:value-type="float">
            <text:p>1816</text:p>
          </table:table-cell>
          <table:table-cell table:formula="of:=FLOOR([.$J$1]+([.$A34]-1)*[.$J$2]+POWER([.$A34]; [.$J$4])*[.$J$3])" office:value-type="float" office:value="1728" calcext:value-type="float">
            <text:p>1728</text:p>
          </table:table-cell>
          <table:table-cell table:formula="of:=[.$D34]/[.$C34]" office:value-type="float" office:value="0.951541850220264" calcext:value-type="float">
            <text:p>0.95</text:p>
          </table:table-cell>
          <table:table-cell table:formula="of:=[.$J$5]+([.$A34]-1)*[.$J$6]" office:value-type="float" office:value="138" calcext:value-type="float">
            <text:p>138</text:p>
          </table:table-cell>
          <table:table-cell table:formula="of:=[.$D34]/[.$F34]" office:value-type="float" office:value="12.5217391304348" calcext:value-type="float">
            <text:p>12.5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J$1]+([.$A35]-1)*[.$J$2]" office:value-type="float" office:value="855" calcext:value-type="float">
            <text:p>855</text:p>
          </table:table-cell>
          <table:table-cell office:value-type="float" office:value="1897" calcext:value-type="float">
            <text:p>1897</text:p>
          </table:table-cell>
          <table:table-cell table:formula="of:=FLOOR([.$J$1]+([.$A35]-1)*[.$J$2]+POWER([.$A35]; [.$J$4])*[.$J$3])" office:value-type="float" office:value="1837" calcext:value-type="float">
            <text:p>1837</text:p>
          </table:table-cell>
          <table:table-cell table:formula="of:=[.$D35]/[.$C35]" office:value-type="float" office:value="0.968371112282551" calcext:value-type="float">
            <text:p>0.97</text:p>
          </table:table-cell>
          <table:table-cell table:formula="of:=[.$J$5]+([.$A35]-1)*[.$J$6]" office:value-type="float" office:value="142" calcext:value-type="float">
            <text:p>142</text:p>
          </table:table-cell>
          <table:table-cell table:formula="of:=[.$D35]/[.$F35]" office:value-type="float" office:value="12.9366197183099" calcext:value-type="float">
            <text:p>12.9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J$1]+([.$A36]-1)*[.$J$2]" office:value-type="float" office:value="880" calcext:value-type="float">
            <text:p>880</text:p>
          </table:table-cell>
          <table:table-cell office:value-type="float" office:value="1978" calcext:value-type="float">
            <text:p>1978</text:p>
          </table:table-cell>
          <table:table-cell table:formula="of:=FLOOR([.$J$1]+([.$A36]-1)*[.$J$2]+POWER([.$A36]; [.$J$4])*[.$J$3])" office:value-type="float" office:value="1951" calcext:value-type="float">
            <text:p>1951</text:p>
          </table:table-cell>
          <table:table-cell table:formula="of:=[.$D36]/[.$C36]" office:value-type="float" office:value="0.986349848331648" calcext:value-type="float">
            <text:p>0.99</text:p>
          </table:table-cell>
          <table:table-cell table:formula="of:=[.$J$5]+([.$A36]-1)*[.$J$6]" office:value-type="float" office:value="146" calcext:value-type="float">
            <text:p>146</text:p>
          </table:table-cell>
          <table:table-cell table:formula="of:=[.$D36]/[.$F36]" office:value-type="float" office:value="13.3630136986301" calcext:value-type="float">
            <text:p>13.3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J$1]+([.$A37]-1)*[.$J$2]" office:value-type="float" office:value="905" calcext:value-type="float">
            <text:p>905</text:p>
          </table:table-cell>
          <table:table-cell office:value-type="float" office:value="2062" calcext:value-type="float">
            <text:p>2062</text:p>
          </table:table-cell>
          <table:table-cell table:formula="of:=FLOOR([.$J$1]+([.$A37]-1)*[.$J$2]+POWER([.$A37]; [.$J$4])*[.$J$3])" office:value-type="float" office:value="2071" calcext:value-type="float">
            <text:p>2071</text:p>
          </table:table-cell>
          <table:table-cell table:formula="of:=[.$D37]/[.$C37]" office:value-type="float" office:value="1.00436469447139" calcext:value-type="float">
            <text:p>1.00</text:p>
          </table:table-cell>
          <table:table-cell table:formula="of:=[.$J$5]+([.$A37]-1)*[.$J$6]" office:value-type="float" office:value="150" calcext:value-type="float">
            <text:p>150</text:p>
          </table:table-cell>
          <table:table-cell table:formula="of:=[.$D37]/[.$F37]" office:value-type="float" office:value="13.8066666666667" calcext:value-type="float">
            <text:p>13.8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J$1]+([.$A38]-1)*[.$J$2]" office:value-type="float" office:value="930" calcext:value-type="float">
            <text:p>930</text:p>
          </table:table-cell>
          <table:table-cell office:value-type="float" office:value="2146" calcext:value-type="float">
            <text:p>2146</text:p>
          </table:table-cell>
          <table:table-cell table:formula="of:=FLOOR([.$J$1]+([.$A38]-1)*[.$J$2]+POWER([.$A38]; [.$J$4])*[.$J$3])" office:value-type="float" office:value="2196" calcext:value-type="float">
            <text:p>2196</text:p>
          </table:table-cell>
          <table:table-cell table:formula="of:=[.$D38]/[.$C38]" office:value-type="float" office:value="1.0232991612302" calcext:value-type="float">
            <text:p>1.02</text:p>
          </table:table-cell>
          <table:table-cell table:formula="of:=[.$J$5]+([.$A38]-1)*[.$J$6]" office:value-type="float" office:value="154" calcext:value-type="float">
            <text:p>154</text:p>
          </table:table-cell>
          <table:table-cell table:formula="of:=[.$D38]/[.$F38]" office:value-type="float" office:value="14.2597402597403" calcext:value-type="float">
            <text:p>14.2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J$1]+([.$A39]-1)*[.$J$2]" office:value-type="float" office:value="955" calcext:value-type="float">
            <text:p>955</text:p>
          </table:table-cell>
          <table:table-cell office:value-type="float" office:value="2233" calcext:value-type="float">
            <text:p>2233</text:p>
          </table:table-cell>
          <table:table-cell table:formula="of:=FLOOR([.$J$1]+([.$A39]-1)*[.$J$2]+POWER([.$A39]; [.$J$4])*[.$J$3])" office:value-type="float" office:value="2326" calcext:value-type="float">
            <text:p>2326</text:p>
          </table:table-cell>
          <table:table-cell table:formula="of:=[.$D39]/[.$C39]" office:value-type="float" office:value="1.04164800716525" calcext:value-type="float">
            <text:p>1.04</text:p>
          </table:table-cell>
          <table:table-cell table:formula="of:=[.$J$5]+([.$A39]-1)*[.$J$6]" office:value-type="float" office:value="158" calcext:value-type="float">
            <text:p>158</text:p>
          </table:table-cell>
          <table:table-cell table:formula="of:=[.$D39]/[.$F39]" office:value-type="float" office:value="14.7215189873418" calcext:value-type="float">
            <text:p>14.7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J$1]+([.$A40]-1)*[.$J$2]" office:value-type="float" office:value="980" calcext:value-type="float">
            <text:p>980</text:p>
          </table:table-cell>
          <table:table-cell office:value-type="float" office:value="2320" calcext:value-type="float">
            <text:p>2320</text:p>
          </table:table-cell>
          <table:table-cell table:formula="of:=FLOOR([.$J$1]+([.$A40]-1)*[.$J$2]+POWER([.$A40]; [.$J$4])*[.$J$3])" office:value-type="float" office:value="2462" calcext:value-type="float">
            <text:p>2462</text:p>
          </table:table-cell>
          <table:table-cell table:formula="of:=[.$D40]/[.$C40]" office:value-type="float" office:value="1.06120689655172" calcext:value-type="float">
            <text:p>1.06</text:p>
          </table:table-cell>
          <table:table-cell table:formula="of:=[.$J$5]+([.$A40]-1)*[.$J$6]" office:value-type="float" office:value="162" calcext:value-type="float">
            <text:p>162</text:p>
          </table:table-cell>
          <table:table-cell table:formula="of:=[.$D40]/[.$F40]" office:value-type="float" office:value="15.1975308641975" calcext:value-type="float">
            <text:p>15.2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J$1]+([.$A41]-1)*[.$J$2]" office:value-type="float" office:value="1005" calcext:value-type="float">
            <text:p>1005</text:p>
          </table:table-cell>
          <table:table-cell office:value-type="float" office:value="2410" calcext:value-type="float">
            <text:p>2410</text:p>
          </table:table-cell>
          <table:table-cell table:formula="of:=FLOOR([.$J$1]+([.$A41]-1)*[.$J$2]+POWER([.$A41]; [.$J$4])*[.$J$3])" office:value-type="float" office:value="2605" calcext:value-type="float">
            <text:p>2605</text:p>
          </table:table-cell>
          <table:table-cell table:formula="of:=[.$D41]/[.$C41]" office:value-type="float" office:value="1.08091286307054" calcext:value-type="float">
            <text:p>1.08</text:p>
          </table:table-cell>
          <table:table-cell table:formula="of:=[.$J$5]+([.$A41]-1)*[.$J$6]" office:value-type="float" office:value="166" calcext:value-type="float">
            <text:p>166</text:p>
          </table:table-cell>
          <table:table-cell table:formula="of:=[.$D41]/[.$F41]" office:value-type="float" office:value="15.6927710843373" calcext:value-type="float">
            <text:p>15.6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J$1]+([.$A42]-1)*[.$J$2]" office:value-type="float" office:value="1030" calcext:value-type="float">
            <text:p>1030</text:p>
          </table:table-cell>
          <table:table-cell office:value-type="float" office:value="2500" calcext:value-type="float">
            <text:p>2500</text:p>
          </table:table-cell>
          <table:table-cell table:formula="of:=FLOOR([.$J$1]+([.$A42]-1)*[.$J$2]+POWER([.$A42]; [.$J$4])*[.$J$3])" office:value-type="float" office:value="2753" calcext:value-type="float">
            <text:p>2753</text:p>
          </table:table-cell>
          <table:table-cell table:formula="of:=[.$D42]/[.$C42]" office:value-type="float" office:value="1.1012" calcext:value-type="float">
            <text:p>1.10</text:p>
          </table:table-cell>
          <table:table-cell table:formula="of:=[.$J$5]+([.$A42]-1)*[.$J$6]" office:value-type="float" office:value="170" calcext:value-type="float">
            <text:p>170</text:p>
          </table:table-cell>
          <table:table-cell table:formula="of:=[.$D42]/[.$F42]" office:value-type="float" office:value="16.1941176470588" calcext:value-type="float">
            <text:p>16.1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J$1]+([.$A43]-1)*[.$J$2]" office:value-type="float" office:value="1055" calcext:value-type="float">
            <text:p>1055</text:p>
          </table:table-cell>
          <table:table-cell office:value-type="float" office:value="2593" calcext:value-type="float">
            <text:p>2593</text:p>
          </table:table-cell>
          <table:table-cell table:formula="of:=FLOOR([.$J$1]+([.$A43]-1)*[.$J$2]+POWER([.$A43]; [.$J$4])*[.$J$3])" office:value-type="float" office:value="2907" calcext:value-type="float">
            <text:p>2907</text:p>
          </table:table-cell>
          <table:table-cell table:formula="of:=[.$D43]/[.$C43]" office:value-type="float" office:value="1.1210952564597" calcext:value-type="float">
            <text:p>1.12</text:p>
          </table:table-cell>
          <table:table-cell table:formula="of:=[.$J$5]+([.$A43]-1)*[.$J$6]" office:value-type="float" office:value="174" calcext:value-type="float">
            <text:p>174</text:p>
          </table:table-cell>
          <table:table-cell table:formula="of:=[.$D43]/[.$F43]" office:value-type="float" office:value="16.7068965517241" calcext:value-type="float">
            <text:p>16.7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J$1]+([.$A44]-1)*[.$J$2]" office:value-type="float" office:value="1080" calcext:value-type="float">
            <text:p>1080</text:p>
          </table:table-cell>
          <table:table-cell office:value-type="float" office:value="2686" calcext:value-type="float">
            <text:p>2686</text:p>
          </table:table-cell>
          <table:table-cell table:formula="of:=FLOOR([.$J$1]+([.$A44]-1)*[.$J$2]+POWER([.$A44]; [.$J$4])*[.$J$3])" office:value-type="float" office:value="3067" calcext:value-type="float">
            <text:p>3067</text:p>
          </table:table-cell>
          <table:table-cell table:formula="of:=[.$D44]/[.$C44]" office:value-type="float" office:value="1.14184661206255" calcext:value-type="float">
            <text:p>1.14</text:p>
          </table:table-cell>
          <table:table-cell table:formula="of:=[.$J$5]+([.$A44]-1)*[.$J$6]" office:value-type="float" office:value="178" calcext:value-type="float">
            <text:p>178</text:p>
          </table:table-cell>
          <table:table-cell table:formula="of:=[.$D44]/[.$F44]" office:value-type="float" office:value="17.2303370786517" calcext:value-type="float">
            <text:p>17.2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J$1]+([.$A45]-1)*[.$J$2]" office:value-type="float" office:value="1105" calcext:value-type="float">
            <text:p>1105</text:p>
          </table:table-cell>
          <table:table-cell office:value-type="float" office:value="2782" calcext:value-type="float">
            <text:p>2782</text:p>
          </table:table-cell>
          <table:table-cell table:formula="of:=FLOOR([.$J$1]+([.$A45]-1)*[.$J$2]+POWER([.$A45]; [.$J$4])*[.$J$3])" office:value-type="float" office:value="3234" calcext:value-type="float">
            <text:p>3234</text:p>
          </table:table-cell>
          <table:table-cell table:formula="of:=[.$D45]/[.$C45]" office:value-type="float" office:value="1.16247304097771" calcext:value-type="float">
            <text:p>1.16</text:p>
          </table:table-cell>
          <table:table-cell table:formula="of:=[.$J$5]+([.$A45]-1)*[.$J$6]" office:value-type="float" office:value="182" calcext:value-type="float">
            <text:p>182</text:p>
          </table:table-cell>
          <table:table-cell table:formula="of:=[.$D45]/[.$F45]" office:value-type="float" office:value="17.7692307692308" calcext:value-type="float">
            <text:p>17.7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J$1]+([.$A46]-1)*[.$J$2]" office:value-type="float" office:value="1130" calcext:value-type="float">
            <text:p>1130</text:p>
          </table:table-cell>
          <table:table-cell office:value-type="float" office:value="2878" calcext:value-type="float">
            <text:p>2878</text:p>
          </table:table-cell>
          <table:table-cell table:formula="of:=FLOOR([.$J$1]+([.$A46]-1)*[.$J$2]+POWER([.$A46]; [.$J$4])*[.$J$3])" office:value-type="float" office:value="3408" calcext:value-type="float">
            <text:p>3408</text:p>
          </table:table-cell>
          <table:table-cell table:formula="of:=[.$D46]/[.$C46]" office:value-type="float" office:value="1.18415566365532" calcext:value-type="float">
            <text:p>1.18</text:p>
          </table:table-cell>
          <table:table-cell table:formula="of:=[.$J$5]+([.$A46]-1)*[.$J$6]" office:value-type="float" office:value="186" calcext:value-type="float">
            <text:p>186</text:p>
          </table:table-cell>
          <table:table-cell table:formula="of:=[.$D46]/[.$F46]" office:value-type="float" office:value="18.3225806451613" calcext:value-type="float">
            <text:p>18.3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J$1]+([.$A47]-1)*[.$J$2]" office:value-type="float" office:value="1155" calcext:value-type="float">
            <text:p>1155</text:p>
          </table:table-cell>
          <table:table-cell office:value-type="float" office:value="2977" calcext:value-type="float">
            <text:p>2977</text:p>
          </table:table-cell>
          <table:table-cell table:formula="of:=FLOOR([.$J$1]+([.$A47]-1)*[.$J$2]+POWER([.$A47]; [.$J$4])*[.$J$3])" office:value-type="float" office:value="3588" calcext:value-type="float">
            <text:p>3588</text:p>
          </table:table-cell>
          <table:table-cell table:formula="of:=[.$D47]/[.$C47]" office:value-type="float" office:value="1.20524017467249" calcext:value-type="float">
            <text:p>1.21</text:p>
          </table:table-cell>
          <table:table-cell table:formula="of:=[.$J$5]+([.$A47]-1)*[.$J$6]" office:value-type="float" office:value="190" calcext:value-type="float">
            <text:p>190</text:p>
          </table:table-cell>
          <table:table-cell table:formula="of:=[.$D47]/[.$F47]" office:value-type="float" office:value="18.8842105263158" calcext:value-type="float">
            <text:p>18.88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J$1]+([.$A48]-1)*[.$J$2]" office:value-type="float" office:value="1180" calcext:value-type="float">
            <text:p>1180</text:p>
          </table:table-cell>
          <table:table-cell office:value-type="float" office:value="3076" calcext:value-type="float">
            <text:p>3076</text:p>
          </table:table-cell>
          <table:table-cell table:formula="of:=FLOOR([.$J$1]+([.$A48]-1)*[.$J$2]+POWER([.$A48]; [.$J$4])*[.$J$3])" office:value-type="float" office:value="3775" calcext:value-type="float">
            <text:p>3775</text:p>
          </table:table-cell>
          <table:table-cell table:formula="of:=[.$D48]/[.$C48]" office:value-type="float" office:value="1.22724317295189" calcext:value-type="float">
            <text:p>1.23</text:p>
          </table:table-cell>
          <table:table-cell table:formula="of:=[.$J$5]+([.$A48]-1)*[.$J$6]" office:value-type="float" office:value="194" calcext:value-type="float">
            <text:p>194</text:p>
          </table:table-cell>
          <table:table-cell table:formula="of:=[.$D48]/[.$F48]" office:value-type="float" office:value="19.4587628865979" calcext:value-type="float">
            <text:p>19.4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J$1]+([.$A49]-1)*[.$J$2]" office:value-type="float" office:value="1205" calcext:value-type="float">
            <text:p>1205</text:p>
          </table:table-cell>
          <table:table-cell office:value-type="float" office:value="3178" calcext:value-type="float">
            <text:p>3178</text:p>
          </table:table-cell>
          <table:table-cell table:formula="of:=FLOOR([.$J$1]+([.$A49]-1)*[.$J$2]+POWER([.$A49]; [.$J$4])*[.$J$3])" office:value-type="float" office:value="3969" calcext:value-type="float">
            <text:p>3969</text:p>
          </table:table-cell>
          <table:table-cell table:formula="of:=[.$D49]/[.$C49]" office:value-type="float" office:value="1.2488986784141" calcext:value-type="float">
            <text:p>1.25</text:p>
          </table:table-cell>
          <table:table-cell table:formula="of:=[.$J$5]+([.$A49]-1)*[.$J$6]" office:value-type="float" office:value="198" calcext:value-type="float">
            <text:p>198</text:p>
          </table:table-cell>
          <table:table-cell table:formula="of:=[.$D49]/[.$F49]" office:value-type="float" office:value="20.0454545454545" calcext:value-type="float">
            <text:p>20.0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J$1]+([.$A50]-1)*[.$J$2]" office:value-type="float" office:value="1230" calcext:value-type="float">
            <text:p>1230</text:p>
          </table:table-cell>
          <table:table-cell office:value-type="float" office:value="3280" calcext:value-type="float">
            <text:p>3280</text:p>
          </table:table-cell>
          <table:table-cell table:formula="of:=FLOOR([.$J$1]+([.$A50]-1)*[.$J$2]+POWER([.$A50]; [.$J$4])*[.$J$3])" office:value-type="float" office:value="4171" calcext:value-type="float">
            <text:p>4171</text:p>
          </table:table-cell>
          <table:table-cell table:formula="of:=[.$D50]/[.$C50]" office:value-type="float" office:value="1.27164634146341" calcext:value-type="float">
            <text:p>1.27</text:p>
          </table:table-cell>
          <table:table-cell table:formula="of:=[.$J$5]+([.$A50]-1)*[.$J$6]" office:value-type="float" office:value="202" calcext:value-type="float">
            <text:p>202</text:p>
          </table:table-cell>
          <table:table-cell table:formula="of:=[.$D50]/[.$F50]" office:value-type="float" office:value="20.6485148514852" calcext:value-type="float">
            <text:p>20.65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J$1]+([.$A51]-1)*[.$J$2]" office:value-type="float" office:value="1255" calcext:value-type="float">
            <text:p>1255</text:p>
          </table:table-cell>
          <table:table-cell office:value-type="float" office:value="3385" calcext:value-type="float">
            <text:p>3385</text:p>
          </table:table-cell>
          <table:table-cell table:formula="of:=FLOOR([.$J$1]+([.$A51]-1)*[.$J$2]+POWER([.$A51]; [.$J$4])*[.$J$3])" office:value-type="float" office:value="4380" calcext:value-type="float">
            <text:p>4380</text:p>
          </table:table-cell>
          <table:table-cell table:formula="of:=[.$D51]/[.$C51]" office:value-type="float" office:value="1.29394387001477" calcext:value-type="float">
            <text:p>1.29</text:p>
          </table:table-cell>
          <table:table-cell table:formula="of:=[.$J$5]+([.$A51]-1)*[.$J$6]" office:value-type="float" office:value="206" calcext:value-type="float">
            <text:p>206</text:p>
          </table:table-cell>
          <table:table-cell table:formula="of:=[.$D51]/[.$F51]" office:value-type="float" office:value="21.2621359223301" calcext:value-type="float">
            <text:p>21.26</text:p>
          </table:table-cell>
          <table:table-cell table:number-columns-repeated="3"/>
        </table:table-row>
      </table:table>
      <table:table table:name="icicle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ce2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orig</text:p>
          </table:table-cell>
          <table:table-cell table:style-name="ce1" office:value-type="string" calcext:value-type="string">
            <text:p>orig_scaled</text:p>
          </table:table-cell>
          <table:table-cell table:style-name="ce1" office:value-type="string" calcext:value-type="string">
            <text:p>scaled</text:p>
          </table:table-cell>
          <table:table-cell table:style-name="ce1" office:value-type="string" calcext:value-type="string">
            <text:p>percen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amage/cost</text:p>
          </table:table-cell>
          <table:table-cell table:style-name="ce1"/>
          <table:table-cell table:style-name="ce1" office:value-type="string" calcext:value-type="string">
            <text:p>ba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J$1]+([.$A2]-1)*[.$J$2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FLOOR([.$J$1]+([.$A2]-1)*[.$J$2]+POWER([.$A2]; [.$J$4])*[.$J$3])" office:value-type="float" office:value="25" calcext:value-type="float">
            <text:p>25</text:p>
          </table:table-cell>
          <table:table-cell table:formula="of:=[.$D2]/[.$C2]" office:value-type="float" office:value="0.5" calcext:value-type="float">
            <text:p>0.50</text:p>
          </table:table-cell>
          <table:table-cell table:formula="of:=[.$J$5]+([.$A2]-1)*[.$J$6]" office:value-type="float" office:value="15" calcext:value-type="float">
            <text:p>15</text:p>
          </table:table-cell>
          <table:table-cell table:formula="of:=[.$D2]/[.$F2]" office:value-type="float" office:value="1.66666666666667" calcext:value-type="float">
            <text:p>1.67</text:p>
          </table:table-cell>
          <table:table-cell/>
          <table:table-cell table:style-name="ce1" office:value-type="string" calcext:value-type="string">
            <text:p>perlevel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J$1]+([.$A3]-1)*[.$J$2]" office:value-type="float" office:value="45" calcext:value-type="float">
            <text:p>45</text:p>
          </table:table-cell>
          <table:table-cell office:value-type="float" office:value="77" calcext:value-type="float">
            <text:p>77</text:p>
          </table:table-cell>
          <table:table-cell table:formula="of:=FLOOR([.$J$1]+([.$A3]-1)*[.$J$2]+POWER([.$A3]; [.$J$4])*[.$J$3])" office:value-type="float" office:value="45" calcext:value-type="float">
            <text:p>45</text:p>
          </table:table-cell>
          <table:table-cell table:formula="of:=[.$D3]/[.$C3]" office:value-type="float" office:value="0.584415584415584" calcext:value-type="float">
            <text:p>0.58</text:p>
          </table:table-cell>
          <table:table-cell table:formula="of:=[.$J$5]+([.$A3]-1)*[.$J$6]" office:value-type="float" office:value="19" calcext:value-type="float">
            <text:p>19</text:p>
          </table:table-cell>
          <table:table-cell table:formula="of:=[.$D3]/[.$F3]" office:value-type="float" office:value="2.36842105263158" calcext:value-type="float">
            <text:p>2.37</text:p>
          </table:table-cell>
          <table:table-cell/>
          <table:table-cell table:style-name="ce1" office:value-type="string" calcext:value-type="string">
            <text:p>scale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J$1]+([.$A4]-1)*[.$J$2]" office:value-type="float" office:value="65" calcext:value-type="float">
            <text:p>65</text:p>
          </table:table-cell>
          <table:table-cell office:value-type="float" office:value="106" calcext:value-type="float">
            <text:p>106</text:p>
          </table:table-cell>
          <table:table-cell table:formula="of:=FLOOR([.$J$1]+([.$A4]-1)*[.$J$2]+POWER([.$A4]; [.$J$4])*[.$J$3])" office:value-type="float" office:value="65" calcext:value-type="float">
            <text:p>65</text:p>
          </table:table-cell>
          <table:table-cell table:formula="of:=[.$D4]/[.$C4]" office:value-type="float" office:value="0.613207547169811" calcext:value-type="float">
            <text:p>0.61</text:p>
          </table:table-cell>
          <table:table-cell table:formula="of:=[.$J$5]+([.$A4]-1)*[.$J$6]" office:value-type="float" office:value="23" calcext:value-type="float">
            <text:p>23</text:p>
          </table:table-cell>
          <table:table-cell table:formula="of:=[.$D4]/[.$F4]" office:value-type="float" office:value="2.82608695652174" calcext:value-type="float">
            <text:p>2.83</text:p>
          </table:table-cell>
          <table:table-cell/>
          <table:table-cell table:style-name="ce1" office:value-type="string" calcext:value-type="string">
            <text:p>pow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J$1]+([.$A5]-1)*[.$J$2]" office:value-type="float" office:value="85" calcext:value-type="float">
            <text:p>85</text:p>
          </table:table-cell>
          <table:table-cell office:value-type="float" office:value="136" calcext:value-type="float">
            <text:p>136</text:p>
          </table:table-cell>
          <table:table-cell table:formula="of:=FLOOR([.$J$1]+([.$A5]-1)*[.$J$2]+POWER([.$A5]; [.$J$4])*[.$J$3])" office:value-type="float" office:value="86" calcext:value-type="float">
            <text:p>86</text:p>
          </table:table-cell>
          <table:table-cell table:formula="of:=[.$D5]/[.$C5]" office:value-type="float" office:value="0.632352941176471" calcext:value-type="float">
            <text:p>0.63</text:p>
          </table:table-cell>
          <table:table-cell table:formula="of:=[.$J$5]+([.$A5]-1)*[.$J$6]" office:value-type="float" office:value="27" calcext:value-type="float">
            <text:p>27</text:p>
          </table:table-cell>
          <table:table-cell table:formula="of:=[.$D5]/[.$F5]" office:value-type="float" office:value="3.18518518518519" calcext:value-type="float">
            <text:p>3.19</text:p>
          </table:table-cell>
          <table:table-cell/>
          <table:table-cell table:style-name="ce1" office:value-type="string" calcext:value-type="string">
            <text:p>mana 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J$1]+([.$A6]-1)*[.$J$2]" office:value-type="float" office:value="105" calcext:value-type="float">
            <text:p>105</text:p>
          </table:table-cell>
          <table:table-cell office:value-type="float" office:value="167" calcext:value-type="float">
            <text:p>167</text:p>
          </table:table-cell>
          <table:table-cell table:formula="of:=FLOOR([.$J$1]+([.$A6]-1)*[.$J$2]+POWER([.$A6]; [.$J$4])*[.$J$3])" office:value-type="float" office:value="107" calcext:value-type="float">
            <text:p>107</text:p>
          </table:table-cell>
          <table:table-cell table:formula="of:=[.$D6]/[.$C6]" office:value-type="float" office:value="0.640718562874252" calcext:value-type="float">
            <text:p>0.64</text:p>
          </table:table-cell>
          <table:table-cell table:formula="of:=[.$J$5]+([.$A6]-1)*[.$J$6]" office:value-type="float" office:value="31" calcext:value-type="float">
            <text:p>31</text:p>
          </table:table-cell>
          <table:table-cell table:formula="of:=[.$D6]/[.$F6]" office:value-type="float" office:value="3.45161290322581" calcext:value-type="float">
            <text:p>3.45</text:p>
          </table:table-cell>
          <table:table-cell/>
          <table:table-cell table:style-name="ce1" office:value-type="string" calcext:value-type="string">
            <text:p>mana incre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J$1]+([.$A7]-1)*[.$J$2]" office:value-type="float" office:value="125" calcext:value-type="float">
            <text:p>125</text:p>
          </table:table-cell>
          <table:table-cell office:value-type="float" office:value="200" calcext:value-type="float">
            <text:p>200</text:p>
          </table:table-cell>
          <table:table-cell table:formula="of:=FLOOR([.$J$1]+([.$A7]-1)*[.$J$2]+POWER([.$A7]; [.$J$4])*[.$J$3])" office:value-type="float" office:value="129" calcext:value-type="float">
            <text:p>129</text:p>
          </table:table-cell>
          <table:table-cell table:formula="of:=[.$D7]/[.$C7]" office:value-type="float" office:value="0.645" calcext:value-type="float">
            <text:p>0.65</text:p>
          </table:table-cell>
          <table:table-cell table:formula="of:=[.$J$5]+([.$A7]-1)*[.$J$6]" office:value-type="float" office:value="35" calcext:value-type="float">
            <text:p>35</text:p>
          </table:table-cell>
          <table:table-cell table:formula="of:=[.$D7]/[.$F7]" office:value-type="float" office:value="3.68571428571429" calcext:value-type="float">
            <text:p>3.6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J$1]+([.$A8]-1)*[.$J$2]" office:value-type="float" office:value="145" calcext:value-type="float">
            <text:p>145</text:p>
          </table:table-cell>
          <table:table-cell office:value-type="float" office:value="234" calcext:value-type="float">
            <text:p>234</text:p>
          </table:table-cell>
          <table:table-cell table:formula="of:=FLOOR([.$J$1]+([.$A8]-1)*[.$J$2]+POWER([.$A8]; [.$J$4])*[.$J$3])" office:value-type="float" office:value="152" calcext:value-type="float">
            <text:p>152</text:p>
          </table:table-cell>
          <table:table-cell table:formula="of:=[.$D8]/[.$C8]" office:value-type="float" office:value="0.64957264957265" calcext:value-type="float">
            <text:p>0.65</text:p>
          </table:table-cell>
          <table:table-cell table:formula="of:=[.$J$5]+([.$A8]-1)*[.$J$6]" office:value-type="float" office:value="39" calcext:value-type="float">
            <text:p>39</text:p>
          </table:table-cell>
          <table:table-cell table:formula="of:=[.$D8]/[.$F8]" office:value-type="float" office:value="3.8974358974359" calcext:value-type="float">
            <text:p>3.9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J$1]+([.$A9]-1)*[.$J$2]" office:value-type="float" office:value="165" calcext:value-type="float">
            <text:p>165</text:p>
          </table:table-cell>
          <table:table-cell office:value-type="float" office:value="269" calcext:value-type="float">
            <text:p>269</text:p>
          </table:table-cell>
          <table:table-cell table:formula="of:=FLOOR([.$J$1]+([.$A9]-1)*[.$J$2]+POWER([.$A9]; [.$J$4])*[.$J$3])" office:value-type="float" office:value="176" calcext:value-type="float">
            <text:p>176</text:p>
          </table:table-cell>
          <table:table-cell table:formula="of:=[.$D9]/[.$C9]" office:value-type="float" office:value="0.654275092936803" calcext:value-type="float">
            <text:p>0.65</text:p>
          </table:table-cell>
          <table:table-cell table:formula="of:=[.$J$5]+([.$A9]-1)*[.$J$6]" office:value-type="float" office:value="43" calcext:value-type="float">
            <text:p>43</text:p>
          </table:table-cell>
          <table:table-cell table:formula="of:=[.$D9]/[.$F9]" office:value-type="float" office:value="4.09302325581395" calcext:value-type="float">
            <text:p>4.0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J$1]+([.$A10]-1)*[.$J$2]" office:value-type="float" office:value="185" calcext:value-type="float">
            <text:p>185</text:p>
          </table:table-cell>
          <table:table-cell office:value-type="float" office:value="306" calcext:value-type="float">
            <text:p>306</text:p>
          </table:table-cell>
          <table:table-cell table:formula="of:=FLOOR([.$J$1]+([.$A10]-1)*[.$J$2]+POWER([.$A10]; [.$J$4])*[.$J$3])" office:value-type="float" office:value="201" calcext:value-type="float">
            <text:p>201</text:p>
          </table:table-cell>
          <table:table-cell table:formula="of:=[.$D10]/[.$C10]" office:value-type="float" office:value="0.656862745098039" calcext:value-type="float">
            <text:p>0.66</text:p>
          </table:table-cell>
          <table:table-cell table:formula="of:=[.$J$5]+([.$A10]-1)*[.$J$6]" office:value-type="float" office:value="47" calcext:value-type="float">
            <text:p>47</text:p>
          </table:table-cell>
          <table:table-cell table:formula="of:=[.$D10]/[.$F10]" office:value-type="float" office:value="4.27659574468085" calcext:value-type="float">
            <text:p>4.28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J$1]+([.$A11]-1)*[.$J$2]" office:value-type="float" office:value="205" calcext:value-type="float">
            <text:p>205</text:p>
          </table:table-cell>
          <table:table-cell office:value-type="float" office:value="345" calcext:value-type="float">
            <text:p>345</text:p>
          </table:table-cell>
          <table:table-cell table:formula="of:=FLOOR([.$J$1]+([.$A11]-1)*[.$J$2]+POWER([.$A11]; [.$J$4])*[.$J$3])" office:value-type="float" office:value="228" calcext:value-type="float">
            <text:p>228</text:p>
          </table:table-cell>
          <table:table-cell table:formula="of:=[.$D11]/[.$C11]" office:value-type="float" office:value="0.660869565217391" calcext:value-type="float">
            <text:p>0.66</text:p>
          </table:table-cell>
          <table:table-cell table:formula="of:=[.$J$5]+([.$A11]-1)*[.$J$6]" office:value-type="float" office:value="51" calcext:value-type="float">
            <text:p>51</text:p>
          </table:table-cell>
          <table:table-cell table:formula="of:=[.$D11]/[.$F11]" office:value-type="float" office:value="4.47058823529412" calcext:value-type="float">
            <text:p>4.4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J$1]+([.$A12]-1)*[.$J$2]" office:value-type="float" office:value="225" calcext:value-type="float">
            <text:p>225</text:p>
          </table:table-cell>
          <table:table-cell office:value-type="float" office:value="384" calcext:value-type="float">
            <text:p>384</text:p>
          </table:table-cell>
          <table:table-cell table:formula="of:=FLOOR([.$J$1]+([.$A12]-1)*[.$J$2]+POWER([.$A12]; [.$J$4])*[.$J$3])" office:value-type="float" office:value="255" calcext:value-type="float">
            <text:p>255</text:p>
          </table:table-cell>
          <table:table-cell table:formula="of:=[.$D12]/[.$C12]" office:value-type="float" office:value="0.6640625" calcext:value-type="float">
            <text:p>0.66</text:p>
          </table:table-cell>
          <table:table-cell table:formula="of:=[.$J$5]+([.$A12]-1)*[.$J$6]" office:value-type="float" office:value="55" calcext:value-type="float">
            <text:p>55</text:p>
          </table:table-cell>
          <table:table-cell table:formula="of:=[.$D12]/[.$F12]" office:value-type="float" office:value="4.63636363636364" calcext:value-type="float">
            <text:p>4.6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J$1]+([.$A13]-1)*[.$J$2]" office:value-type="float" office:value="245" calcext:value-type="float">
            <text:p>245</text:p>
          </table:table-cell>
          <table:table-cell office:value-type="float" office:value="425" calcext:value-type="float">
            <text:p>425</text:p>
          </table:table-cell>
          <table:table-cell table:formula="of:=FLOOR([.$J$1]+([.$A13]-1)*[.$J$2]+POWER([.$A13]; [.$J$4])*[.$J$3])" office:value-type="float" office:value="284" calcext:value-type="float">
            <text:p>284</text:p>
          </table:table-cell>
          <table:table-cell table:formula="of:=[.$D13]/[.$C13]" office:value-type="float" office:value="0.668235294117647" calcext:value-type="float">
            <text:p>0.67</text:p>
          </table:table-cell>
          <table:table-cell table:formula="of:=[.$J$5]+([.$A13]-1)*[.$J$6]" office:value-type="float" office:value="59" calcext:value-type="float">
            <text:p>59</text:p>
          </table:table-cell>
          <table:table-cell table:formula="of:=[.$D13]/[.$F13]" office:value-type="float" office:value="4.8135593220339" calcext:value-type="float">
            <text:p>4.8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J$1]+([.$A14]-1)*[.$J$2]" office:value-type="float" office:value="265" calcext:value-type="float">
            <text:p>265</text:p>
          </table:table-cell>
          <table:table-cell office:value-type="float" office:value="468" calcext:value-type="float">
            <text:p>468</text:p>
          </table:table-cell>
          <table:table-cell table:formula="of:=FLOOR([.$J$1]+([.$A14]-1)*[.$J$2]+POWER([.$A14]; [.$J$4])*[.$J$3])" office:value-type="float" office:value="315" calcext:value-type="float">
            <text:p>315</text:p>
          </table:table-cell>
          <table:table-cell table:formula="of:=[.$D14]/[.$C14]" office:value-type="float" office:value="0.673076923076923" calcext:value-type="float">
            <text:p>0.67</text:p>
          </table:table-cell>
          <table:table-cell table:formula="of:=[.$J$5]+([.$A14]-1)*[.$J$6]" office:value-type="float" office:value="63" calcext:value-type="float">
            <text:p>63</text:p>
          </table:table-cell>
          <table:table-cell table:formula="of:=[.$D14]/[.$F14]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J$1]+([.$A15]-1)*[.$J$2]" office:value-type="float" office:value="285" calcext:value-type="float">
            <text:p>285</text:p>
          </table:table-cell>
          <table:table-cell office:value-type="float" office:value="512" calcext:value-type="float">
            <text:p>512</text:p>
          </table:table-cell>
          <table:table-cell table:formula="of:=FLOOR([.$J$1]+([.$A15]-1)*[.$J$2]+POWER([.$A15]; [.$J$4])*[.$J$3])" office:value-type="float" office:value="348" calcext:value-type="float">
            <text:p>348</text:p>
          </table:table-cell>
          <table:table-cell table:formula="of:=[.$D15]/[.$C15]" office:value-type="float" office:value="0.6796875" calcext:value-type="float">
            <text:p>0.68</text:p>
          </table:table-cell>
          <table:table-cell table:formula="of:=[.$J$5]+([.$A15]-1)*[.$J$6]" office:value-type="float" office:value="67" calcext:value-type="float">
            <text:p>67</text:p>
          </table:table-cell>
          <table:table-cell table:formula="of:=[.$D15]/[.$F15]" office:value-type="float" office:value="5.19402985074627" calcext:value-type="float">
            <text:p>5.1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J$1]+([.$A16]-1)*[.$J$2]" office:value-type="float" office:value="305" calcext:value-type="float">
            <text:p>305</text:p>
          </table:table-cell>
          <table:table-cell office:value-type="float" office:value="557" calcext:value-type="float">
            <text:p>557</text:p>
          </table:table-cell>
          <table:table-cell table:formula="of:=FLOOR([.$J$1]+([.$A16]-1)*[.$J$2]+POWER([.$A16]; [.$J$4])*[.$J$3])" office:value-type="float" office:value="382" calcext:value-type="float">
            <text:p>382</text:p>
          </table:table-cell>
          <table:table-cell table:formula="of:=[.$D16]/[.$C16]" office:value-type="float" office:value="0.685816876122083" calcext:value-type="float">
            <text:p>0.69</text:p>
          </table:table-cell>
          <table:table-cell table:formula="of:=[.$J$5]+([.$A16]-1)*[.$J$6]" office:value-type="float" office:value="71" calcext:value-type="float">
            <text:p>71</text:p>
          </table:table-cell>
          <table:table-cell table:formula="of:=[.$D16]/[.$F16]" office:value-type="float" office:value="5.38028169014085" calcext:value-type="float">
            <text:p>5.38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J$1]+([.$A17]-1)*[.$J$2]" office:value-type="float" office:value="325" calcext:value-type="float">
            <text:p>325</text:p>
          </table:table-cell>
          <table:table-cell office:value-type="float" office:value="604" calcext:value-type="float">
            <text:p>604</text:p>
          </table:table-cell>
          <table:table-cell table:formula="of:=FLOOR([.$J$1]+([.$A17]-1)*[.$J$2]+POWER([.$A17]; [.$J$4])*[.$J$3])" office:value-type="float" office:value="419" calcext:value-type="float">
            <text:p>419</text:p>
          </table:table-cell>
          <table:table-cell table:formula="of:=[.$D17]/[.$C17]" office:value-type="float" office:value="0.693708609271523" calcext:value-type="float">
            <text:p>0.69</text:p>
          </table:table-cell>
          <table:table-cell table:formula="of:=[.$J$5]+([.$A17]-1)*[.$J$6]" office:value-type="float" office:value="75" calcext:value-type="float">
            <text:p>75</text:p>
          </table:table-cell>
          <table:table-cell table:formula="of:=[.$D17]/[.$F17]" office:value-type="float" office:value="5.58666666666667" calcext:value-type="float">
            <text:p>5.5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J$1]+([.$A18]-1)*[.$J$2]" office:value-type="float" office:value="345" calcext:value-type="float">
            <text:p>345</text:p>
          </table:table-cell>
          <table:table-cell office:value-type="float" office:value="652" calcext:value-type="float">
            <text:p>652</text:p>
          </table:table-cell>
          <table:table-cell table:formula="of:=FLOOR([.$J$1]+([.$A18]-1)*[.$J$2]+POWER([.$A18]; [.$J$4])*[.$J$3])" office:value-type="float" office:value="457" calcext:value-type="float">
            <text:p>457</text:p>
          </table:table-cell>
          <table:table-cell table:formula="of:=[.$D18]/[.$C18]" office:value-type="float" office:value="0.700920245398773" calcext:value-type="float">
            <text:p>0.70</text:p>
          </table:table-cell>
          <table:table-cell table:formula="of:=[.$J$5]+([.$A18]-1)*[.$J$6]" office:value-type="float" office:value="79" calcext:value-type="float">
            <text:p>79</text:p>
          </table:table-cell>
          <table:table-cell table:formula="of:=[.$D18]/[.$F18]" office:value-type="float" office:value="5.78481012658228" calcext:value-type="float">
            <text:p>5.7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J$1]+([.$A19]-1)*[.$J$2]" office:value-type="float" office:value="365" calcext:value-type="float">
            <text:p>365</text:p>
          </table:table-cell>
          <table:table-cell office:value-type="float" office:value="701" calcext:value-type="float">
            <text:p>701</text:p>
          </table:table-cell>
          <table:table-cell table:formula="of:=FLOOR([.$J$1]+([.$A19]-1)*[.$J$2]+POWER([.$A19]; [.$J$4])*[.$J$3])" office:value-type="float" office:value="499" calcext:value-type="float">
            <text:p>499</text:p>
          </table:table-cell>
          <table:table-cell table:formula="of:=[.$D19]/[.$C19]" office:value-type="float" office:value="0.711840228245364" calcext:value-type="float">
            <text:p>0.71</text:p>
          </table:table-cell>
          <table:table-cell table:formula="of:=[.$J$5]+([.$A19]-1)*[.$J$6]" office:value-type="float" office:value="83" calcext:value-type="float">
            <text:p>83</text:p>
          </table:table-cell>
          <table:table-cell table:formula="of:=[.$D19]/[.$F19]" office:value-type="float" office:value="6.01204819277108" calcext:value-type="float">
            <text:p>6.0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J$1]+([.$A20]-1)*[.$J$2]" office:value-type="float" office:value="385" calcext:value-type="float">
            <text:p>385</text:p>
          </table:table-cell>
          <table:table-cell office:value-type="float" office:value="752" calcext:value-type="float">
            <text:p>752</text:p>
          </table:table-cell>
          <table:table-cell table:formula="of:=FLOOR([.$J$1]+([.$A20]-1)*[.$J$2]+POWER([.$A20]; [.$J$4])*[.$J$3])" office:value-type="float" office:value="542" calcext:value-type="float">
            <text:p>542</text:p>
          </table:table-cell>
          <table:table-cell table:formula="of:=[.$D20]/[.$C20]" office:value-type="float" office:value="0.720744680851064" calcext:value-type="float">
            <text:p>0.72</text:p>
          </table:table-cell>
          <table:table-cell table:formula="of:=[.$J$5]+([.$A20]-1)*[.$J$6]" office:value-type="float" office:value="87" calcext:value-type="float">
            <text:p>87</text:p>
          </table:table-cell>
          <table:table-cell table:formula="of:=[.$D20]/[.$F20]" office:value-type="float" office:value="6.22988505747126" calcext:value-type="float">
            <text:p>6.2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J$1]+([.$A21]-1)*[.$J$2]" office:value-type="float" office:value="405" calcext:value-type="float">
            <text:p>405</text:p>
          </table:table-cell>
          <table:table-cell office:value-type="float" office:value="805" calcext:value-type="float">
            <text:p>805</text:p>
          </table:table-cell>
          <table:table-cell table:formula="of:=FLOOR([.$J$1]+([.$A21]-1)*[.$J$2]+POWER([.$A21]; [.$J$4])*[.$J$3])" office:value-type="float" office:value="589" calcext:value-type="float">
            <text:p>589</text:p>
          </table:table-cell>
          <table:table-cell table:formula="of:=[.$D21]/[.$C21]" office:value-type="float" office:value="0.73167701863354" calcext:value-type="float">
            <text:p>0.73</text:p>
          </table:table-cell>
          <table:table-cell table:formula="of:=[.$J$5]+([.$A21]-1)*[.$J$6]" office:value-type="float" office:value="91" calcext:value-type="float">
            <text:p>91</text:p>
          </table:table-cell>
          <table:table-cell table:formula="of:=[.$D21]/[.$F21]" office:value-type="float" office:value="6.47252747252747" calcext:value-type="float">
            <text:p>6.4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J$1]+([.$A22]-1)*[.$J$2]" office:value-type="float" office:value="425" calcext:value-type="float">
            <text:p>425</text:p>
          </table:table-cell>
          <table:table-cell office:value-type="float" office:value="858" calcext:value-type="float">
            <text:p>858</text:p>
          </table:table-cell>
          <table:table-cell table:formula="of:=FLOOR([.$J$1]+([.$A22]-1)*[.$J$2]+POWER([.$A22]; [.$J$4])*[.$J$3])" office:value-type="float" office:value="638" calcext:value-type="float">
            <text:p>638</text:p>
          </table:table-cell>
          <table:table-cell table:formula="of:=[.$D22]/[.$C22]" office:value-type="float" office:value="0.743589743589744" calcext:value-type="float">
            <text:p>0.74</text:p>
          </table:table-cell>
          <table:table-cell table:formula="of:=[.$J$5]+([.$A22]-1)*[.$J$6]" office:value-type="float" office:value="95" calcext:value-type="float">
            <text:p>95</text:p>
          </table:table-cell>
          <table:table-cell table:formula="of:=[.$D22]/[.$F22]" office:value-type="float" office:value="6.71578947368421" calcext:value-type="float">
            <text:p>6.7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J$1]+([.$A23]-1)*[.$J$2]" office:value-type="float" office:value="445" calcext:value-type="float">
            <text:p>445</text:p>
          </table:table-cell>
          <table:table-cell office:value-type="float" office:value="913" calcext:value-type="float">
            <text:p>913</text:p>
          </table:table-cell>
          <table:table-cell table:formula="of:=FLOOR([.$J$1]+([.$A23]-1)*[.$J$2]+POWER([.$A23]; [.$J$4])*[.$J$3])" office:value-type="float" office:value="689" calcext:value-type="float">
            <text:p>689</text:p>
          </table:table-cell>
          <table:table-cell table:formula="of:=[.$D23]/[.$C23]" office:value-type="float" office:value="0.754654983570646" calcext:value-type="float">
            <text:p>0.75</text:p>
          </table:table-cell>
          <table:table-cell table:formula="of:=[.$J$5]+([.$A23]-1)*[.$J$6]" office:value-type="float" office:value="99" calcext:value-type="float">
            <text:p>99</text:p>
          </table:table-cell>
          <table:table-cell table:formula="of:=[.$D23]/[.$F23]" office:value-type="float" office:value="6.95959595959596" calcext:value-type="float">
            <text:p>6.9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J$1]+([.$A24]-1)*[.$J$2]" office:value-type="float" office:value="465" calcext:value-type="float">
            <text:p>465</text:p>
          </table:table-cell>
          <table:table-cell office:value-type="float" office:value="970" calcext:value-type="float">
            <text:p>970</text:p>
          </table:table-cell>
          <table:table-cell table:formula="of:=FLOOR([.$J$1]+([.$A24]-1)*[.$J$2]+POWER([.$A24]; [.$J$4])*[.$J$3])" office:value-type="float" office:value="744" calcext:value-type="float">
            <text:p>744</text:p>
          </table:table-cell>
          <table:table-cell table:formula="of:=[.$D24]/[.$C24]" office:value-type="float" office:value="0.767010309278351" calcext:value-type="float">
            <text:p>0.77</text:p>
          </table:table-cell>
          <table:table-cell table:formula="of:=[.$J$5]+([.$A24]-1)*[.$J$6]" office:value-type="float" office:value="103" calcext:value-type="float">
            <text:p>103</text:p>
          </table:table-cell>
          <table:table-cell table:formula="of:=[.$D24]/[.$F24]" office:value-type="float" office:value="7.22330097087379" calcext:value-type="float">
            <text:p>7.2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J$1]+([.$A25]-1)*[.$J$2]" office:value-type="float" office:value="485" calcext:value-type="float">
            <text:p>485</text:p>
          </table:table-cell>
          <table:table-cell office:value-type="float" office:value="1028" calcext:value-type="float">
            <text:p>1028</text:p>
          </table:table-cell>
          <table:table-cell table:formula="of:=FLOOR([.$J$1]+([.$A25]-1)*[.$J$2]+POWER([.$A25]; [.$J$4])*[.$J$3])" office:value-type="float" office:value="802" calcext:value-type="float">
            <text:p>802</text:p>
          </table:table-cell>
          <table:table-cell table:formula="of:=[.$D25]/[.$C25]" office:value-type="float" office:value="0.780155642023346" calcext:value-type="float">
            <text:p>0.78</text:p>
          </table:table-cell>
          <table:table-cell table:formula="of:=[.$J$5]+([.$A25]-1)*[.$J$6]" office:value-type="float" office:value="107" calcext:value-type="float">
            <text:p>107</text:p>
          </table:table-cell>
          <table:table-cell table:formula="of:=[.$D25]/[.$F25]" office:value-type="float" office:value="7.49532710280374" calcext:value-type="float">
            <text:p>7.5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J$1]+([.$A26]-1)*[.$J$2]" office:value-type="float" office:value="505" calcext:value-type="float">
            <text:p>505</text:p>
          </table:table-cell>
          <table:table-cell office:value-type="float" office:value="1087" calcext:value-type="float">
            <text:p>1087</text:p>
          </table:table-cell>
          <table:table-cell table:formula="of:=FLOOR([.$J$1]+([.$A26]-1)*[.$J$2]+POWER([.$A26]; [.$J$4])*[.$J$3])" office:value-type="float" office:value="864" calcext:value-type="float">
            <text:p>864</text:p>
          </table:table-cell>
          <table:table-cell table:formula="of:=[.$D26]/[.$C26]" office:value-type="float" office:value="0.794848206071757" calcext:value-type="float">
            <text:p>0.79</text:p>
          </table:table-cell>
          <table:table-cell table:formula="of:=[.$J$5]+([.$A26]-1)*[.$J$6]" office:value-type="float" office:value="111" calcext:value-type="float">
            <text:p>111</text:p>
          </table:table-cell>
          <table:table-cell table:formula="of:=[.$D26]/[.$F26]" office:value-type="float" office:value="7.78378378378378" calcext:value-type="float">
            <text:p>7.78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J$1]+([.$A27]-1)*[.$J$2]" office:value-type="float" office:value="525" calcext:value-type="float">
            <text:p>525</text:p>
          </table:table-cell>
          <table:table-cell office:value-type="float" office:value="1148" calcext:value-type="float">
            <text:p>1148</text:p>
          </table:table-cell>
          <table:table-cell table:formula="of:=FLOOR([.$J$1]+([.$A27]-1)*[.$J$2]+POWER([.$A27]; [.$J$4])*[.$J$3])" office:value-type="float" office:value="929" calcext:value-type="float">
            <text:p>929</text:p>
          </table:table-cell>
          <table:table-cell table:formula="of:=[.$D27]/[.$C27]" office:value-type="float" office:value="0.809233449477352" calcext:value-type="float">
            <text:p>0.81</text:p>
          </table:table-cell>
          <table:table-cell table:formula="of:=[.$J$5]+([.$A27]-1)*[.$J$6]" office:value-type="float" office:value="115" calcext:value-type="float">
            <text:p>115</text:p>
          </table:table-cell>
          <table:table-cell table:formula="of:=[.$D27]/[.$F27]" office:value-type="float" office:value="8.07826086956522" calcext:value-type="float">
            <text:p>8.0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J$1]+([.$A28]-1)*[.$J$2]" office:value-type="float" office:value="545" calcext:value-type="float">
            <text:p>545</text:p>
          </table:table-cell>
          <table:table-cell office:value-type="float" office:value="1210" calcext:value-type="float">
            <text:p>1210</text:p>
          </table:table-cell>
          <table:table-cell table:formula="of:=FLOOR([.$J$1]+([.$A28]-1)*[.$J$2]+POWER([.$A28]; [.$J$4])*[.$J$3])" office:value-type="float" office:value="997" calcext:value-type="float">
            <text:p>997</text:p>
          </table:table-cell>
          <table:table-cell table:formula="of:=[.$D28]/[.$C28]" office:value-type="float" office:value="0.82396694214876" calcext:value-type="float">
            <text:p>0.82</text:p>
          </table:table-cell>
          <table:table-cell table:formula="of:=[.$J$5]+([.$A28]-1)*[.$J$6]" office:value-type="float" office:value="119" calcext:value-type="float">
            <text:p>119</text:p>
          </table:table-cell>
          <table:table-cell table:formula="of:=[.$D28]/[.$F28]" office:value-type="float" office:value="8.3781512605042" calcext:value-type="float">
            <text:p>8.3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J$1]+([.$A29]-1)*[.$J$2]" office:value-type="float" office:value="565" calcext:value-type="float">
            <text:p>565</text:p>
          </table:table-cell>
          <table:table-cell office:value-type="float" office:value="1273" calcext:value-type="float">
            <text:p>1273</text:p>
          </table:table-cell>
          <table:table-cell table:formula="of:=FLOOR([.$J$1]+([.$A29]-1)*[.$J$2]+POWER([.$A29]; [.$J$4])*[.$J$3])" office:value-type="float" office:value="1069" calcext:value-type="float">
            <text:p>1069</text:p>
          </table:table-cell>
          <table:table-cell table:formula="of:=[.$D29]/[.$C29]" office:value-type="float" office:value="0.83974862529458" calcext:value-type="float">
            <text:p>0.84</text:p>
          </table:table-cell>
          <table:table-cell table:formula="of:=[.$J$5]+([.$A29]-1)*[.$J$6]" office:value-type="float" office:value="123" calcext:value-type="float">
            <text:p>123</text:p>
          </table:table-cell>
          <table:table-cell table:formula="of:=[.$D29]/[.$F29]" office:value-type="float" office:value="8.69105691056911" calcext:value-type="float">
            <text:p>8.6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J$1]+([.$A30]-1)*[.$J$2]" office:value-type="float" office:value="585" calcext:value-type="float">
            <text:p>585</text:p>
          </table:table-cell>
          <table:table-cell office:value-type="float" office:value="1338" calcext:value-type="float">
            <text:p>1338</text:p>
          </table:table-cell>
          <table:table-cell table:formula="of:=FLOOR([.$J$1]+([.$A30]-1)*[.$J$2]+POWER([.$A30]; [.$J$4])*[.$J$3])" office:value-type="float" office:value="1145" calcext:value-type="float">
            <text:p>1145</text:p>
          </table:table-cell>
          <table:table-cell table:formula="of:=[.$D30]/[.$C30]" office:value-type="float" office:value="0.85575485799701" calcext:value-type="float">
            <text:p>0.86</text:p>
          </table:table-cell>
          <table:table-cell table:formula="of:=[.$J$5]+([.$A30]-1)*[.$J$6]" office:value-type="float" office:value="127" calcext:value-type="float">
            <text:p>127</text:p>
          </table:table-cell>
          <table:table-cell table:formula="of:=[.$D30]/[.$F30]" office:value-type="float" office:value="9.01574803149606" calcext:value-type="float">
            <text:p>9.0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J$1]+([.$A31]-1)*[.$J$2]" office:value-type="float" office:value="605" calcext:value-type="float">
            <text:p>605</text:p>
          </table:table-cell>
          <table:table-cell office:value-type="float" office:value="1405" calcext:value-type="float">
            <text:p>1405</text:p>
          </table:table-cell>
          <table:table-cell table:formula="of:=FLOOR([.$J$1]+([.$A31]-1)*[.$J$2]+POWER([.$A31]; [.$J$4])*[.$J$3])" office:value-type="float" office:value="1226" calcext:value-type="float">
            <text:p>1226</text:p>
          </table:table-cell>
          <table:table-cell table:formula="of:=[.$D31]/[.$C31]" office:value-type="float" office:value="0.872597864768683" calcext:value-type="float">
            <text:p>0.87</text:p>
          </table:table-cell>
          <table:table-cell table:formula="of:=[.$J$5]+([.$A31]-1)*[.$J$6]" office:value-type="float" office:value="131" calcext:value-type="float">
            <text:p>131</text:p>
          </table:table-cell>
          <table:table-cell table:formula="of:=[.$D31]/[.$F31]" office:value-type="float" office:value="9.3587786259542" calcext:value-type="float">
            <text:p>9.3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J$1]+([.$A32]-1)*[.$J$2]" office:value-type="float" office:value="625" calcext:value-type="float">
            <text:p>625</text:p>
          </table:table-cell>
          <table:table-cell office:value-type="float" office:value="1472" calcext:value-type="float">
            <text:p>1472</text:p>
          </table:table-cell>
          <table:table-cell table:formula="of:=FLOOR([.$J$1]+([.$A32]-1)*[.$J$2]+POWER([.$A32]; [.$J$4])*[.$J$3])" office:value-type="float" office:value="1310" calcext:value-type="float">
            <text:p>1310</text:p>
          </table:table-cell>
          <table:table-cell table:formula="of:=[.$D32]/[.$C32]" office:value-type="float" office:value="0.889945652173913" calcext:value-type="float">
            <text:p>0.89</text:p>
          </table:table-cell>
          <table:table-cell table:formula="of:=[.$J$5]+([.$A32]-1)*[.$J$6]" office:value-type="float" office:value="135" calcext:value-type="float">
            <text:p>135</text:p>
          </table:table-cell>
          <table:table-cell table:formula="of:=[.$D32]/[.$F32]" office:value-type="float" office:value="9.7037037037037" calcext:value-type="float">
            <text:p>9.7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J$1]+([.$A33]-1)*[.$J$2]" office:value-type="float" office:value="645" calcext:value-type="float">
            <text:p>645</text:p>
          </table:table-cell>
          <table:table-cell office:value-type="float" office:value="1541" calcext:value-type="float">
            <text:p>1541</text:p>
          </table:table-cell>
          <table:table-cell table:formula="of:=FLOOR([.$J$1]+([.$A33]-1)*[.$J$2]+POWER([.$A33]; [.$J$4])*[.$J$3])" office:value-type="float" office:value="1398" calcext:value-type="float">
            <text:p>1398</text:p>
          </table:table-cell>
          <table:table-cell table:formula="of:=[.$D33]/[.$C33]" office:value-type="float" office:value="0.90720311486048" calcext:value-type="float">
            <text:p>0.91</text:p>
          </table:table-cell>
          <table:table-cell table:formula="of:=[.$J$5]+([.$A33]-1)*[.$J$6]" office:value-type="float" office:value="139" calcext:value-type="float">
            <text:p>139</text:p>
          </table:table-cell>
          <table:table-cell table:formula="of:=[.$D33]/[.$F33]" office:value-type="float" office:value="10.0575539568345" calcext:value-type="float">
            <text:p>10.0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J$1]+([.$A34]-1)*[.$J$2]" office:value-type="float" office:value="665" calcext:value-type="float">
            <text:p>665</text:p>
          </table:table-cell>
          <table:table-cell office:value-type="float" office:value="1612" calcext:value-type="float">
            <text:p>1612</text:p>
          </table:table-cell>
          <table:table-cell table:formula="of:=FLOOR([.$J$1]+([.$A34]-1)*[.$J$2]+POWER([.$A34]; [.$J$4])*[.$J$3])" office:value-type="float" office:value="1491" calcext:value-type="float">
            <text:p>1491</text:p>
          </table:table-cell>
          <table:table-cell table:formula="of:=[.$D34]/[.$C34]" office:value-type="float" office:value="0.924937965260546" calcext:value-type="float">
            <text:p>0.92</text:p>
          </table:table-cell>
          <table:table-cell table:formula="of:=[.$J$5]+([.$A34]-1)*[.$J$6]" office:value-type="float" office:value="143" calcext:value-type="float">
            <text:p>143</text:p>
          </table:table-cell>
          <table:table-cell table:formula="of:=[.$D34]/[.$F34]" office:value-type="float" office:value="10.4265734265734" calcext:value-type="float">
            <text:p>10.4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J$1]+([.$A35]-1)*[.$J$2]" office:value-type="float" office:value="685" calcext:value-type="float">
            <text:p>685</text:p>
          </table:table-cell>
          <table:table-cell office:value-type="float" office:value="1684" calcext:value-type="float">
            <text:p>1684</text:p>
          </table:table-cell>
          <table:table-cell table:formula="of:=FLOOR([.$J$1]+([.$A35]-1)*[.$J$2]+POWER([.$A35]; [.$J$4])*[.$J$3])" office:value-type="float" office:value="1588" calcext:value-type="float">
            <text:p>1588</text:p>
          </table:table-cell>
          <table:table-cell table:formula="of:=[.$D35]/[.$C35]" office:value-type="float" office:value="0.942992874109264" calcext:value-type="float">
            <text:p>0.94</text:p>
          </table:table-cell>
          <table:table-cell table:formula="of:=[.$J$5]+([.$A35]-1)*[.$J$6]" office:value-type="float" office:value="147" calcext:value-type="float">
            <text:p>147</text:p>
          </table:table-cell>
          <table:table-cell table:formula="of:=[.$D35]/[.$F35]" office:value-type="float" office:value="10.8027210884354" calcext:value-type="float">
            <text:p>10.8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J$1]+([.$A36]-1)*[.$J$2]" office:value-type="float" office:value="705" calcext:value-type="float">
            <text:p>705</text:p>
          </table:table-cell>
          <table:table-cell office:value-type="float" office:value="1757" calcext:value-type="float">
            <text:p>1757</text:p>
          </table:table-cell>
          <table:table-cell table:formula="of:=FLOOR([.$J$1]+([.$A36]-1)*[.$J$2]+POWER([.$A36]; [.$J$4])*[.$J$3])" office:value-type="float" office:value="1691" calcext:value-type="float">
            <text:p>1691</text:p>
          </table:table-cell>
          <table:table-cell table:formula="of:=[.$D36]/[.$C36]" office:value-type="float" office:value="0.962435970404098" calcext:value-type="float">
            <text:p>0.96</text:p>
          </table:table-cell>
          <table:table-cell table:formula="of:=[.$J$5]+([.$A36]-1)*[.$J$6]" office:value-type="float" office:value="151" calcext:value-type="float">
            <text:p>151</text:p>
          </table:table-cell>
          <table:table-cell table:formula="of:=[.$D36]/[.$F36]" office:value-type="float" office:value="11.1986754966887" calcext:value-type="float">
            <text:p>11.2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J$1]+([.$A37]-1)*[.$J$2]" office:value-type="float" office:value="725" calcext:value-type="float">
            <text:p>725</text:p>
          </table:table-cell>
          <table:table-cell office:value-type="float" office:value="1832" calcext:value-type="float">
            <text:p>1832</text:p>
          </table:table-cell>
          <table:table-cell table:formula="of:=FLOOR([.$J$1]+([.$A37]-1)*[.$J$2]+POWER([.$A37]; [.$J$4])*[.$J$3])" office:value-type="float" office:value="1798" calcext:value-type="float">
            <text:p>1798</text:p>
          </table:table-cell>
          <table:table-cell table:formula="of:=[.$D37]/[.$C37]" office:value-type="float" office:value="0.981441048034935" calcext:value-type="float">
            <text:p>0.98</text:p>
          </table:table-cell>
          <table:table-cell table:formula="of:=[.$J$5]+([.$A37]-1)*[.$J$6]" office:value-type="float" office:value="155" calcext:value-type="float">
            <text:p>155</text:p>
          </table:table-cell>
          <table:table-cell table:formula="of:=[.$D37]/[.$F37]" office:value-type="float" office:value="11.6" calcext:value-type="float">
            <text:p>11.6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J$1]+([.$A38]-1)*[.$J$2]" office:value-type="float" office:value="745" calcext:value-type="float">
            <text:p>745</text:p>
          </table:table-cell>
          <table:table-cell office:value-type="float" office:value="1908" calcext:value-type="float">
            <text:p>1908</text:p>
          </table:table-cell>
          <table:table-cell table:formula="of:=FLOOR([.$J$1]+([.$A38]-1)*[.$J$2]+POWER([.$A38]; [.$J$4])*[.$J$3])" office:value-type="float" office:value="1910" calcext:value-type="float">
            <text:p>1910</text:p>
          </table:table-cell>
          <table:table-cell table:formula="of:=[.$D38]/[.$C38]" office:value-type="float" office:value="1.00104821802935" calcext:value-type="float">
            <text:p>1.00</text:p>
          </table:table-cell>
          <table:table-cell table:formula="of:=[.$J$5]+([.$A38]-1)*[.$J$6]" office:value-type="float" office:value="159" calcext:value-type="float">
            <text:p>159</text:p>
          </table:table-cell>
          <table:table-cell table:formula="of:=[.$D38]/[.$F38]" office:value-type="float" office:value="12.0125786163522" calcext:value-type="float">
            <text:p>12.0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J$1]+([.$A39]-1)*[.$J$2]" office:value-type="float" office:value="765" calcext:value-type="float">
            <text:p>765</text:p>
          </table:table-cell>
          <table:table-cell office:value-type="float" office:value="1985" calcext:value-type="float">
            <text:p>1985</text:p>
          </table:table-cell>
          <table:table-cell table:formula="of:=FLOOR([.$J$1]+([.$A39]-1)*[.$J$2]+POWER([.$A39]; [.$J$4])*[.$J$3])" office:value-type="float" office:value="2027" calcext:value-type="float">
            <text:p>2027</text:p>
          </table:table-cell>
          <table:table-cell table:formula="of:=[.$D39]/[.$C39]" office:value-type="float" office:value="1.02115869017632" calcext:value-type="float">
            <text:p>1.02</text:p>
          </table:table-cell>
          <table:table-cell table:formula="of:=[.$J$5]+([.$A39]-1)*[.$J$6]" office:value-type="float" office:value="163" calcext:value-type="float">
            <text:p>163</text:p>
          </table:table-cell>
          <table:table-cell table:formula="of:=[.$D39]/[.$F39]" office:value-type="float" office:value="12.4355828220859" calcext:value-type="float">
            <text:p>12.4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J$1]+([.$A40]-1)*[.$J$2]" office:value-type="float" office:value="785" calcext:value-type="float">
            <text:p>785</text:p>
          </table:table-cell>
          <table:table-cell office:value-type="float" office:value="2064" calcext:value-type="float">
            <text:p>2064</text:p>
          </table:table-cell>
          <table:table-cell table:formula="of:=FLOOR([.$J$1]+([.$A40]-1)*[.$J$2]+POWER([.$A40]; [.$J$4])*[.$J$3])" office:value-type="float" office:value="2149" calcext:value-type="float">
            <text:p>2149</text:p>
          </table:table-cell>
          <table:table-cell table:formula="of:=[.$D40]/[.$C40]" office:value-type="float" office:value="1.04118217054264" calcext:value-type="float">
            <text:p>1.04</text:p>
          </table:table-cell>
          <table:table-cell table:formula="of:=[.$J$5]+([.$A40]-1)*[.$J$6]" office:value-type="float" office:value="167" calcext:value-type="float">
            <text:p>167</text:p>
          </table:table-cell>
          <table:table-cell table:formula="of:=[.$D40]/[.$F40]" office:value-type="float" office:value="12.8682634730539" calcext:value-type="float">
            <text:p>12.87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J$1]+([.$A41]-1)*[.$J$2]" office:value-type="float" office:value="805" calcext:value-type="float">
            <text:p>805</text:p>
          </table:table-cell>
          <table:table-cell office:value-type="float" office:value="2145" calcext:value-type="float">
            <text:p>2145</text:p>
          </table:table-cell>
          <table:table-cell table:formula="of:=FLOOR([.$J$1]+([.$A41]-1)*[.$J$2]+POWER([.$A41]; [.$J$4])*[.$J$3])" office:value-type="float" office:value="2277" calcext:value-type="float">
            <text:p>2277</text:p>
          </table:table-cell>
          <table:table-cell table:formula="of:=[.$D41]/[.$C41]" office:value-type="float" office:value="1.06153846153846" calcext:value-type="float">
            <text:p>1.06</text:p>
          </table:table-cell>
          <table:table-cell table:formula="of:=[.$J$5]+([.$A41]-1)*[.$J$6]" office:value-type="float" office:value="171" calcext:value-type="float">
            <text:p>171</text:p>
          </table:table-cell>
          <table:table-cell table:formula="of:=[.$D41]/[.$F41]" office:value-type="float" office:value="13.3157894736842" calcext:value-type="float">
            <text:p>13.3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J$1]+([.$A42]-1)*[.$J$2]" office:value-type="float" office:value="825" calcext:value-type="float">
            <text:p>825</text:p>
          </table:table-cell>
          <table:table-cell office:value-type="float" office:value="2226" calcext:value-type="float">
            <text:p>2226</text:p>
          </table:table-cell>
          <table:table-cell table:formula="of:=FLOOR([.$J$1]+([.$A42]-1)*[.$J$2]+POWER([.$A42]; [.$J$4])*[.$J$3])" office:value-type="float" office:value="2410" calcext:value-type="float">
            <text:p>2410</text:p>
          </table:table-cell>
          <table:table-cell table:formula="of:=[.$D42]/[.$C42]" office:value-type="float" office:value="1.08265947888589" calcext:value-type="float">
            <text:p>1.08</text:p>
          </table:table-cell>
          <table:table-cell table:formula="of:=[.$J$5]+([.$A42]-1)*[.$J$6]" office:value-type="float" office:value="175" calcext:value-type="float">
            <text:p>175</text:p>
          </table:table-cell>
          <table:table-cell table:formula="of:=[.$D42]/[.$F42]" office:value-type="float" office:value="13.7714285714286" calcext:value-type="float">
            <text:p>13.7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J$1]+([.$A43]-1)*[.$J$2]" office:value-type="float" office:value="845" calcext:value-type="float">
            <text:p>845</text:p>
          </table:table-cell>
          <table:table-cell office:value-type="float" office:value="2309" calcext:value-type="float">
            <text:p>2309</text:p>
          </table:table-cell>
          <table:table-cell table:formula="of:=FLOOR([.$J$1]+([.$A43]-1)*[.$J$2]+POWER([.$A43]; [.$J$4])*[.$J$3])" office:value-type="float" office:value="2549" calcext:value-type="float">
            <text:p>2549</text:p>
          </table:table-cell>
          <table:table-cell table:formula="of:=[.$D43]/[.$C43]" office:value-type="float" office:value="1.10394110004331" calcext:value-type="float">
            <text:p>1.10</text:p>
          </table:table-cell>
          <table:table-cell table:formula="of:=[.$J$5]+([.$A43]-1)*[.$J$6]" office:value-type="float" office:value="179" calcext:value-type="float">
            <text:p>179</text:p>
          </table:table-cell>
          <table:table-cell table:formula="of:=[.$D43]/[.$F43]" office:value-type="float" office:value="14.2402234636872" calcext:value-type="float">
            <text:p>14.2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J$1]+([.$A44]-1)*[.$J$2]" office:value-type="float" office:value="865" calcext:value-type="float">
            <text:p>865</text:p>
          </table:table-cell>
          <table:table-cell office:value-type="float" office:value="2394" calcext:value-type="float">
            <text:p>2394</text:p>
          </table:table-cell>
          <table:table-cell table:formula="of:=FLOOR([.$J$1]+([.$A44]-1)*[.$J$2]+POWER([.$A44]; [.$J$4])*[.$J$3])" office:value-type="float" office:value="2693" calcext:value-type="float">
            <text:p>2693</text:p>
          </table:table-cell>
          <table:table-cell table:formula="of:=[.$D44]/[.$C44]" office:value-type="float" office:value="1.12489557226399" calcext:value-type="float">
            <text:p>1.12</text:p>
          </table:table-cell>
          <table:table-cell table:formula="of:=[.$J$5]+([.$A44]-1)*[.$J$6]" office:value-type="float" office:value="183" calcext:value-type="float">
            <text:p>183</text:p>
          </table:table-cell>
          <table:table-cell table:formula="of:=[.$D44]/[.$F44]" office:value-type="float" office:value="14.7158469945355" calcext:value-type="float">
            <text:p>14.7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J$1]+([.$A45]-1)*[.$J$2]" office:value-type="float" office:value="885" calcext:value-type="float">
            <text:p>885</text:p>
          </table:table-cell>
          <table:table-cell office:value-type="float" office:value="2480" calcext:value-type="float">
            <text:p>2480</text:p>
          </table:table-cell>
          <table:table-cell table:formula="of:=FLOOR([.$J$1]+([.$A45]-1)*[.$J$2]+POWER([.$A45]; [.$J$4])*[.$J$3])" office:value-type="float" office:value="2844" calcext:value-type="float">
            <text:p>2844</text:p>
          </table:table-cell>
          <table:table-cell table:formula="of:=[.$D45]/[.$C45]" office:value-type="float" office:value="1.14677419354839" calcext:value-type="float">
            <text:p>1.15</text:p>
          </table:table-cell>
          <table:table-cell table:formula="of:=[.$J$5]+([.$A45]-1)*[.$J$6]" office:value-type="float" office:value="187" calcext:value-type="float">
            <text:p>187</text:p>
          </table:table-cell>
          <table:table-cell table:formula="of:=[.$D45]/[.$F45]" office:value-type="float" office:value="15.2085561497326" calcext:value-type="float">
            <text:p>15.2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J$1]+([.$A46]-1)*[.$J$2]" office:value-type="float" office:value="905" calcext:value-type="float">
            <text:p>905</text:p>
          </table:table-cell>
          <table:table-cell office:value-type="float" office:value="2567" calcext:value-type="float">
            <text:p>2567</text:p>
          </table:table-cell>
          <table:table-cell table:formula="of:=FLOOR([.$J$1]+([.$A46]-1)*[.$J$2]+POWER([.$A46]; [.$J$4])*[.$J$3])" office:value-type="float" office:value="3000" calcext:value-type="float">
            <text:p>3000</text:p>
          </table:table-cell>
          <table:table-cell table:formula="of:=[.$D46]/[.$C46]" office:value-type="float" office:value="1.16867939228672" calcext:value-type="float">
            <text:p>1.17</text:p>
          </table:table-cell>
          <table:table-cell table:formula="of:=[.$J$5]+([.$A46]-1)*[.$J$6]" office:value-type="float" office:value="191" calcext:value-type="float">
            <text:p>191</text:p>
          </table:table-cell>
          <table:table-cell table:formula="of:=[.$D46]/[.$F46]" office:value-type="float" office:value="15.7068062827225" calcext:value-type="float">
            <text:p>15.7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J$1]+([.$A47]-1)*[.$J$2]" office:value-type="float" office:value="925" calcext:value-type="float">
            <text:p>925</text:p>
          </table:table-cell>
          <table:table-cell office:value-type="float" office:value="2656" calcext:value-type="float">
            <text:p>2656</text:p>
          </table:table-cell>
          <table:table-cell table:formula="of:=FLOOR([.$J$1]+([.$A47]-1)*[.$J$2]+POWER([.$A47]; [.$J$4])*[.$J$3])" office:value-type="float" office:value="3163" calcext:value-type="float">
            <text:p>3163</text:p>
          </table:table-cell>
          <table:table-cell table:formula="of:=[.$D47]/[.$C47]" office:value-type="float" office:value="1.19088855421687" calcext:value-type="float">
            <text:p>1.19</text:p>
          </table:table-cell>
          <table:table-cell table:formula="of:=[.$J$5]+([.$A47]-1)*[.$J$6]" office:value-type="float" office:value="195" calcext:value-type="float">
            <text:p>195</text:p>
          </table:table-cell>
          <table:table-cell table:formula="of:=[.$D47]/[.$F47]" office:value-type="float" office:value="16.2205128205128" calcext:value-type="float">
            <text:p>16.2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J$1]+([.$A48]-1)*[.$J$2]" office:value-type="float" office:value="945" calcext:value-type="float">
            <text:p>945</text:p>
          </table:table-cell>
          <table:table-cell office:value-type="float" office:value="2746" calcext:value-type="float">
            <text:p>2746</text:p>
          </table:table-cell>
          <table:table-cell table:formula="of:=FLOOR([.$J$1]+([.$A48]-1)*[.$J$2]+POWER([.$A48]; [.$J$4])*[.$J$3])" office:value-type="float" office:value="3332" calcext:value-type="float">
            <text:p>3332</text:p>
          </table:table-cell>
          <table:table-cell table:formula="of:=[.$D48]/[.$C48]" office:value-type="float" office:value="1.21340131099782" calcext:value-type="float">
            <text:p>1.21</text:p>
          </table:table-cell>
          <table:table-cell table:formula="of:=[.$J$5]+([.$A48]-1)*[.$J$6]" office:value-type="float" office:value="199" calcext:value-type="float">
            <text:p>199</text:p>
          </table:table-cell>
          <table:table-cell table:formula="of:=[.$D48]/[.$F48]" office:value-type="float" office:value="16.7437185929648" calcext:value-type="float">
            <text:p>16.7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J$1]+([.$A49]-1)*[.$J$2]" office:value-type="float" office:value="965" calcext:value-type="float">
            <text:p>965</text:p>
          </table:table-cell>
          <table:table-cell office:value-type="float" office:value="2837" calcext:value-type="float">
            <text:p>2837</text:p>
          </table:table-cell>
          <table:table-cell table:formula="of:=FLOOR([.$J$1]+([.$A49]-1)*[.$J$2]+POWER([.$A49]; [.$J$4])*[.$J$3])" office:value-type="float" office:value="3508" calcext:value-type="float">
            <text:p>3508</text:p>
          </table:table-cell>
          <table:table-cell table:formula="of:=[.$D49]/[.$C49]" office:value-type="float" office:value="1.23651744800846" calcext:value-type="float">
            <text:p>1.24</text:p>
          </table:table-cell>
          <table:table-cell table:formula="of:=[.$J$5]+([.$A49]-1)*[.$J$6]" office:value-type="float" office:value="203" calcext:value-type="float">
            <text:p>203</text:p>
          </table:table-cell>
          <table:table-cell table:formula="of:=[.$D49]/[.$F49]" office:value-type="float" office:value="17.2807881773399" calcext:value-type="float">
            <text:p>17.2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J$1]+([.$A50]-1)*[.$J$2]" office:value-type="float" office:value="985" calcext:value-type="float">
            <text:p>985</text:p>
          </table:table-cell>
          <table:table-cell office:value-type="float" office:value="2930" calcext:value-type="float">
            <text:p>2930</text:p>
          </table:table-cell>
          <table:table-cell table:formula="of:=FLOOR([.$J$1]+([.$A50]-1)*[.$J$2]+POWER([.$A50]; [.$J$4])*[.$J$3])" office:value-type="float" office:value="3690" calcext:value-type="float">
            <text:p>3690</text:p>
          </table:table-cell>
          <table:table-cell table:formula="of:=[.$D50]/[.$C50]" office:value-type="float" office:value="1.25938566552901" calcext:value-type="float">
            <text:p>1.26</text:p>
          </table:table-cell>
          <table:table-cell table:formula="of:=[.$J$5]+([.$A50]-1)*[.$J$6]" office:value-type="float" office:value="207" calcext:value-type="float">
            <text:p>207</text:p>
          </table:table-cell>
          <table:table-cell table:formula="of:=[.$D50]/[.$F50]" office:value-type="float" office:value="17.8260869565217" calcext:value-type="float">
            <text:p>17.8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J$1]+([.$A51]-1)*[.$J$2]" office:value-type="float" office:value="1005" calcext:value-type="float">
            <text:p>1005</text:p>
          </table:table-cell>
          <table:table-cell office:value-type="float" office:value="3025" calcext:value-type="float">
            <text:p>3025</text:p>
          </table:table-cell>
          <table:table-cell table:formula="of:=FLOOR([.$J$1]+([.$A51]-1)*[.$J$2]+POWER([.$A51]; [.$J$4])*[.$J$3])" office:value-type="float" office:value="3880" calcext:value-type="float">
            <text:p>3880</text:p>
          </table:table-cell>
          <table:table-cell table:formula="of:=[.$D51]/[.$C51]" office:value-type="float" office:value="1.28264462809917" calcext:value-type="float">
            <text:p>1.28</text:p>
          </table:table-cell>
          <table:table-cell table:formula="of:=[.$J$5]+([.$A51]-1)*[.$J$6]" office:value-type="float" office:value="211" calcext:value-type="float">
            <text:p>211</text:p>
          </table:table-cell>
          <table:table-cell table:formula="of:=[.$D51]/[.$F51]" office:value-type="float" office:value="18.3886255924171" calcext:value-type="float">
            <text:p>18.3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5" loext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9T21:19:38.362747761</meta:creation-date>
    <dc:date>2020-08-09T21:37:45.770680633</dc:date>
    <meta:editing-duration>PT17M52S</meta:editing-duration>
    <meta:editing-cycles>33</meta:editing-cycles>
    <meta:generator>LibreOffice/6.4.5.2$Linux_X86_64 LibreOffice_project/40$Build-2</meta:generator>
    <meta:document-statistic meta:table-count="2" meta:cell-count="738" meta:object-count="0"/>
  </office:meta>
</office:document-meta>
</file>